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黑体" svg:font-family="黑体, SimHei" style:font-family-generic="modern"/>
    <style:font-face style:name="Arial2" svg:font-family="Arial" style:font-family-generic="swiss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3319in" table:align="center" style:writing-mode="lr-tb"/>
    </style:style>
    <style:style style:name="Table1.A" style:family="table-column">
      <style:table-column-properties style:column-width="0.95in"/>
    </style:style>
    <style:style style:name="Table1.B" style:family="table-column">
      <style:table-column-properties style:column-width="2.38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5.925in" fo:margin-left="-0.0785in" table:align="left" style:writing-mode="lr-tb"/>
    </style:style>
    <style:style style:name="Table2.A" style:family="table-column">
      <style:table-column-properties style:column-width="0.95in"/>
    </style:style>
    <style:style style:name="Table2.B" style:family="table-column">
      <style:table-column-properties style:column-width="0.75in"/>
    </style:style>
    <style:style style:name="Table2.C" style:family="table-column">
      <style:table-column-properties style:column-width="4.2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C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5.925in" fo:margin-left="-0.0785in" table:align="left" style:writing-mode="lr-tb"/>
    </style:style>
    <style:style style:name="Table3.A" style:family="table-column">
      <style:table-column-properties style:column-width="0.45in"/>
    </style:style>
    <style:style style:name="Table3.B" style:family="table-column">
      <style:table-column-properties style:column-width="1.125in"/>
    </style:style>
    <style:style style:name="Table3.C" style:family="table-column">
      <style:table-column-properties style:column-width="2.8632in"/>
    </style:style>
    <style:style style:name="Table3.D" style:family="table-column">
      <style:table-column-properties style:column-width="1.486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5.925in" fo:margin-left="-0.0785in" table:align="left" style:writing-mode="lr-tb"/>
    </style:style>
    <style:style style:name="Table4.A" style:family="table-column">
      <style:table-column-properties style:column-width="3.075in"/>
    </style:style>
    <style:style style:name="Table4.B" style:family="table-column">
      <style:table-column-properties style:column-width="1.625in"/>
    </style:style>
    <style:style style:name="Table4.C" style:family="table-column">
      <style:table-column-properties style:column-width="1.2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C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1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1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1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1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1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1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1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A1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C1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5.925in" fo:margin-left="-0.0785in" table:align="left" style:writing-mode="lr-tb"/>
    </style:style>
    <style:style style:name="Table5.A" style:family="table-column">
      <style:table-column-properties style:column-width="3.075in"/>
    </style:style>
    <style:style style:name="Table5.B" style:family="table-column">
      <style:table-column-properties style:column-width="1.625in"/>
    </style:style>
    <style:style style:name="Table5.C" style:family="table-column">
      <style:table-column-properties style:column-width="1.22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C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5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8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9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0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1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1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1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1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1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1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6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5.A1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17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C1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5.925in" fo:margin-left="-0.0785in" table:align="left" style:writing-mode="lr-tb"/>
    </style:style>
    <style:style style:name="Table6.A" style:family="table-column">
      <style:table-column-properties style:column-width="0.95in"/>
    </style:style>
    <style:style style:name="Table6.B" style:family="table-column">
      <style:table-column-properties style:column-width="1in"/>
    </style:style>
    <style:style style:name="Table6.C" style:family="table-column">
      <style:table-column-properties style:column-width="0.625in"/>
    </style:style>
    <style:style style:name="Table6.E" style:family="table-column">
      <style:table-column-properties style:column-width="2.72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E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6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5.925in" fo:margin-left="-0.0785in" table:align="left" style:writing-mode="lr-tb"/>
    </style:style>
    <style:style style:name="Table7.A" style:family="table-column">
      <style:table-column-properties style:column-width="0.95in"/>
    </style:style>
    <style:style style:name="Table7.B" style:family="table-column">
      <style:table-column-properties style:column-width="0.875in"/>
    </style:style>
    <style:style style:name="Table7.C" style:family="table-column">
      <style:table-column-properties style:column-width="4.1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C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7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8" style:family="table">
      <style:table-properties style:width="5.925in" fo:margin-left="-0.0785in" table:align="left" style:writing-mode="lr-tb"/>
    </style:style>
    <style:style style:name="Table8.A" style:family="table-column">
      <style:table-column-properties style:column-width="0.95in"/>
    </style:style>
    <style:style style:name="Table8.B" style:family="table-column">
      <style:table-column-properties style:column-width="0.875in"/>
    </style:style>
    <style:style style:name="Table8.C" style:family="table-column">
      <style:table-column-properties style:column-width="4.1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C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8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5.925in" fo:margin-left="-0.0785in" table:align="left" style:writing-mode="lr-tb"/>
    </style:style>
    <style:style style:name="Table9.A" style:family="table-column">
      <style:table-column-properties style:column-width="0.7in"/>
    </style:style>
    <style:style style:name="Table9.B" style:family="table-column">
      <style:table-column-properties style:column-width="0.5in"/>
    </style:style>
    <style:style style:name="Table9.C" style:family="table-column">
      <style:table-column-properties style:column-width="1.125in"/>
    </style:style>
    <style:style style:name="Table9.D" style:family="table-column">
      <style:table-column-properties style:column-width="1.1035in"/>
    </style:style>
    <style:style style:name="Table9.E" style:family="table-column">
      <style:table-column-properties style:column-width="0.8507in"/>
    </style:style>
    <style:style style:name="Table9.F" style:family="table-column">
      <style:table-column-properties style:column-width="0.8194in"/>
    </style:style>
    <style:style style:name="Table9.G" style:family="table-column">
      <style:table-column-properties style:column-width="0.826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F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9.G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9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E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F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G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5.925in" fo:margin-left="-0.0785in" table:align="left" style:writing-mode="lr-tb"/>
    </style:style>
    <style:style style:name="Table10.A" style:family="table-column">
      <style:table-column-properties style:column-width="0.7in"/>
    </style:style>
    <style:style style:name="Table10.B" style:family="table-column">
      <style:table-column-properties style:column-width="0.5in"/>
    </style:style>
    <style:style style:name="Table10.C" style:family="table-column">
      <style:table-column-properties style:column-width="1in"/>
    </style:style>
    <style:style style:name="Table10.D" style:family="table-column">
      <style:table-column-properties style:column-width="1.2285in"/>
    </style:style>
    <style:style style:name="Table10.E" style:family="table-column">
      <style:table-column-properties style:column-width="0.8507in"/>
    </style:style>
    <style:style style:name="Table10.F" style:family="table-column">
      <style:table-column-properties style:column-width="0.8194in"/>
    </style:style>
    <style:style style:name="Table10.G" style:family="table-column">
      <style:table-column-properties style:column-width="0.826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F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0.G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0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E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F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G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5.7069in" fo:margin-left="-0.0785in" table:align="left" style:writing-mode="lr-tb"/>
    </style:style>
    <style:style style:name="Table11.A" style:family="table-column">
      <style:table-column-properties style:column-width="1.1438in"/>
    </style:style>
    <style:style style:name="Table11.B" style:family="table-column">
      <style:table-column-properties style:column-width="0.8757in"/>
    </style:style>
    <style:style style:name="Table11.C" style:family="table-column">
      <style:table-column-properties style:column-width="1.984in"/>
    </style:style>
    <style:style style:name="Table11.D" style:family="table-column">
      <style:table-column-properties style:column-width="1.7035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#a6a6a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1.D1" style:family="table-cell">
      <style:table-cell-properties style:vertical-align="middle" fo:background-color="#a6a6a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4.5125in" fo:margin-left="-0.0785in" table:align="left" style:writing-mode="lr-tb"/>
    </style:style>
    <style:style style:name="Table12.A" style:family="table-column">
      <style:table-column-properties style:column-width="0.9417in"/>
    </style:style>
    <style:style style:name="Table12.B" style:family="table-column">
      <style:table-column-properties style:column-width="0.9882in"/>
    </style:style>
    <style:style style:name="Table12.C" style:family="table-column">
      <style:table-column-properties style:column-width="0.9236in"/>
    </style:style>
    <style:style style:name="Table12.D" style:family="table-column">
      <style:table-column-properties style:column-width="0.9139in"/>
    </style:style>
    <style:style style:name="Table12.E" style:family="table-column">
      <style:table-column-properties style:column-width="0.7451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2.E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2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5.9826in" fo:margin-left="-0.0785in" table:align="left" style:writing-mode="lr-tb"/>
    </style:style>
    <style:style style:name="Table13.A" style:family="table-column">
      <style:table-column-properties style:column-width="0.5438in"/>
    </style:style>
    <style:style style:name="Table13.B" style:family="table-column">
      <style:table-column-properties style:column-width="1.0111in"/>
    </style:style>
    <style:style style:name="Table13.C" style:family="table-column">
      <style:table-column-properties style:column-width="0.6271in"/>
    </style:style>
    <style:style style:name="Table13.D" style:family="table-column">
      <style:table-column-properties style:column-width="0.4417in"/>
    </style:style>
    <style:style style:name="Table13.F" style:family="table-column">
      <style:table-column-properties style:column-width="0.525in"/>
    </style:style>
    <style:style style:name="Table13.I" style:family="table-column">
      <style:table-column-properties style:column-width="0.7542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3.I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3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B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C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D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E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F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G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H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3.I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1.5389in" fo:margin-left="-0.0785in" table:align="left" style:writing-mode="lr-tb"/>
    </style:style>
    <style:style style:name="Table14.A" style:family="table-column">
      <style:table-column-properties style:column-width="0.8722in"/>
    </style:style>
    <style:style style:name="Table14.B" style:family="table-column">
      <style:table-column-properties style:column-width="0.6667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4.B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4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1.4556in" fo:margin-left="-0.0785in" table:align="left" style:writing-mode="lr-tb"/>
    </style:style>
    <style:style style:name="Table15.A" style:family="table-column">
      <style:table-column-properties style:column-width="0.7847in"/>
    </style:style>
    <style:style style:name="Table15.B" style:family="table-column">
      <style:table-column-properties style:column-width="0.6708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5.B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5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5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0.6104in" fo:margin-left="-0.0785in" table:align="left" style:may-break-between-rows="false" style:writing-mode="lr-tb"/>
    </style:style>
    <style:style style:name="Table16.A" style:family="table-column">
      <style:table-column-properties style:column-width="0.6104in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2.0486in" fo:margin-left="-0.0785in" table:align="left" style:writing-mode="lr-tb"/>
    </style:style>
    <style:style style:name="Table17.A" style:family="table-column">
      <style:table-column-properties style:column-width="1.1042in"/>
    </style:style>
    <style:style style:name="Table17.B" style:family="table-column">
      <style:table-column-properties style:column-width="0.94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7.B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7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7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8" style:family="table">
      <style:table-properties style:width="6.0354in" fo:margin-left="-0.0785in" table:align="left" style:writing-mode="lr-tb"/>
    </style:style>
    <style:style style:name="Table18.A" style:family="table-column">
      <style:table-column-properties style:column-width="0.5208in"/>
    </style:style>
    <style:style style:name="Table18.B" style:family="table-column">
      <style:table-column-properties style:column-width="0.8076in"/>
    </style:style>
    <style:style style:name="Table18.C" style:family="table-column">
      <style:table-column-properties style:column-width="0.7889in"/>
    </style:style>
    <style:style style:name="Table18.D" style:family="table-column">
      <style:table-column-properties style:column-width="0.7243in"/>
    </style:style>
    <style:style style:name="Table18.E" style:family="table-column">
      <style:table-column-properties style:column-width="0.5576in"/>
    </style:style>
    <style:style style:name="Table18.F" style:family="table-column">
      <style:table-column-properties style:column-width="0.5118in"/>
    </style:style>
    <style:style style:name="Table18.I" style:family="table-column">
      <style:table-column-properties style:column-width="0.6111in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8.F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8.2" style:family="table-row">
      <style:table-row-properties fo:keep-together="auto"/>
    </style:style>
    <style:style style:name="Table18.A2" style:family="table-cell">
      <style:table-cell-properties style:vertical-align="middle" fo:background-color="#c0c0c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8.I2" style:family="table-cell">
      <style:table-cell-properties style:vertical-align="middle" fo:background-color="#c0c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8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E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F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G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H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8.I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0.5924in" fo:margin-left="-0.0785in" table:align="left" style:may-break-between-rows="false" style:writing-mode="lr-tb"/>
    </style:style>
    <style:style style:name="Table19.A" style:family="table-column">
      <style:table-column-properties style:column-width="0.5924in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1.5965in" fo:margin-left="-0.0785in" table:align="left" style:writing-mode="lr-tb"/>
    </style:style>
    <style:style style:name="Table20.A" style:family="table-column">
      <style:table-column-properties style:column-width="0.5021in"/>
    </style:style>
    <style:style style:name="Table20.B" style:family="table-column">
      <style:table-column-properties style:column-width="0.5486in"/>
    </style:style>
    <style:style style:name="Table20.C" style:family="table-column">
      <style:table-column-properties style:column-width="0.5458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0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1.3903in" fo:margin-left="-0.0785in" table:align="left" style:writing-mode="lr-tb"/>
    </style:style>
    <style:style style:name="Table21.A" style:family="table-column">
      <style:table-column-properties style:column-width="0.7056in"/>
    </style:style>
    <style:style style:name="Table21.B" style:family="table-column">
      <style:table-column-properties style:column-width="0.6847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background-color="#b3b3b3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1.B1" style:family="table-cell">
      <style:table-cell-properties style:vertical-align="middle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1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0.6389in" fo:margin-left="-0.0785in" table:align="left" style:may-break-between-rows="false" style:writing-mode="lr-tb"/>
    </style:style>
    <style:style style:name="Table22.A" style:family="table-column">
      <style:table-column-properties style:column-width="0.6389in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" style:family="table">
      <style:table-properties style:width="4.5819in" fo:margin-left="-0.0785in" table:align="left" style:writing-mode="lr-tb"/>
    </style:style>
    <style:style style:name="Table23.A" style:family="table-column">
      <style:table-column-properties style:column-width="0.5944in"/>
    </style:style>
    <style:style style:name="Table23.B" style:family="table-column">
      <style:table-column-properties style:column-width="1.2104in"/>
    </style:style>
    <style:style style:name="Table23.D" style:family="table-column">
      <style:table-column-properties style:column-width="0.9326in"/>
    </style:style>
    <style:style style:name="Table23.E" style:family="table-column">
      <style:table-column-properties style:column-width="0.63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3.E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6" style:family="paragraph" style:parent-style-name="Standard">
      <style:text-properties fo:font-size="12pt" fo:font-style="italic" style:font-size-asian="12pt" style:font-style-asian="italic"/>
    </style:style>
    <style:style style:name="P7" style:family="paragraph" style:parent-style-name="Standard">
      <style:text-properties fo:font-size="12pt" style:font-name-asian="Times New Roman" style:font-size-asian="12pt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in" fo:margin-right="0in" fo:text-indent="0.2917in" style:auto-text-indent="false"/>
    </style:style>
    <style:style style:name="P10" style:family="paragraph" style:parent-style-name="Standard">
      <style:paragraph-properties fo:margin-left="0in" fo:margin-right="0in" fo:text-indent="0.2917in" style:auto-text-indent="false"/>
      <style:text-properties fo:font-size="12pt" style:font-size-asian="12pt"/>
    </style:style>
    <style:style style:name="P11" style:family="paragraph" style:parent-style-name="Standard">
      <style:paragraph-properties fo:margin-left="0in" fo:margin-right="0in" fo:text-indent="0.2917in" style:auto-text-indent="false"/>
      <style:text-properties fo:font-size="12pt" style:font-size-asian="12pt"/>
    </style:style>
    <style:style style:name="P12" style:family="paragraph" style:parent-style-name="Standard">
      <style:paragraph-properties fo:margin-left="0.2917in" fo:margin-right="0in" fo:text-indent="0.2917in" style:auto-text-indent="false"/>
    </style:style>
    <style:style style:name="P13" style:family="paragraph" style:parent-style-name="Standard">
      <style:paragraph-properties fo:margin-left="0.2917in" fo:margin-right="0in" fo:text-indent="0.2917in" style:auto-text-indent="false"/>
      <style:text-properties fo:font-size="12pt" style:font-size-asian="12pt"/>
    </style:style>
    <style:style style:name="P14" style:family="paragraph" style:parent-style-name="Standard">
      <style:paragraph-properties fo:margin-left="0.2917in" fo:margin-right="0in" fo:text-indent="0.2917in" style:auto-text-indent="false"/>
      <style:text-properties fo:font-size="12pt" style:font-size-asian="12pt"/>
    </style:style>
    <style:style style:name="P15" style:family="paragraph" style:parent-style-name="Standard">
      <style:paragraph-properties fo:margin-left="0in" fo:margin-right="0in" fo:text-indent="0.3335in" style:auto-text-indent="false"/>
      <style:text-properties fo:font-size="12pt" style:font-size-asian="12pt"/>
    </style:style>
    <style:style style:name="P16" style:family="paragraph" style:parent-style-name="Standard">
      <style:paragraph-properties fo:margin-left="0.25in" fo:margin-right="0in" fo:text-indent="0.3335in" style:auto-text-indent="false"/>
      <style:text-properties fo:font-size="12pt" style:font-size-asian="12pt"/>
    </style:style>
    <style:style style:name="P17" style:family="paragraph" style:parent-style-name="Standard" style:master-page-name="Standard">
      <style:paragraph-properties style:page-number="auto"/>
      <style:text-properties fo:font-size="12pt" style:font-size-asian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name-asian="Times New Roman" style:font-size-asian="12pt"/>
    </style:style>
    <style:style style:name="T4" style:family="text">
      <style:text-properties fo:font-size="12pt" style:font-name-asian="Times New Roman" style:font-size-asian="12pt"/>
    </style:style>
    <style:style style:name="T5" style:family="text">
      <style:text-properties fo:font-size="12pt" fo:font-style="italic" style:font-size-asian="12pt" style:font-style-asian="italic"/>
    </style:style>
    <style:style style:name="T6" style:family="text">
      <style:text-properties fo:font-size="12pt" fo:font-style="italic" style:font-size-asian="12pt" style:font-style-asian="italic"/>
    </style:style>
    <style:style style:name="T7" style:family="text">
      <style:text-properties fo:font-size="12pt" fo:font-style="italic" style:font-name-asian="Times New Roman" style:font-size-asian="12pt" style:font-style-asian="italic"/>
    </style:style>
    <style:style style:name="T8" style:family="text">
      <style:text-properties fo:font-size="12pt" fo:language="fr" fo:country="FR" fo:font-style="italic" style:font-size-asian="12pt" style:font-style-asian="italic"/>
    </style:style>
    <style:style style:name="T9" style:family="text">
      <style:text-properties fo:font-size="12pt" fo:language="fr" fo:country="FR" fo:font-style="italic" style:font-name-asian="Times New Roman" style:font-size-asian="12pt" style:font-style-asian="italic"/>
    </style:style>
    <style:style style:name="T10" style:family="text">
      <style:text-properties style:font-name="宋体" style:font-name-complex="宋体"/>
    </style:style>
    <style:style style:name="T11" style:family="text">
      <style:text-properties style:font-name="宋体" fo:font-size="12pt" style:font-size-asian="12pt" style:font-name-complex="宋体"/>
    </style:style>
    <style:style style:name="T12" style:family="text">
      <style:text-properties style:font-name-asian="Times New Roman"/>
    </style:style>
    <style:style style:name="T13" style:family="text">
      <style:text-properties fo:font-style="italic" style:font-style-asian="italic"/>
    </style:style>
    <style:style style:name="fr1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5.2488in" draw:visible-area-height="4.7417in"/>
    </style:style>
    <style:style style:name="fr2" style:family="graphic" style:parent-style-name="OLE">
      <style:graphic-properties fo:margin-left="0in" fo:margin-right="0in" style:vertical-pos="top" style:vertical-rel="baseline" fo:padding="0.0008in" fo:border="none" draw:ole-draw-aspect="1" draw:visible-area-top="0in" draw:visible-area-width="6.411in" draw:visible-area-height="4.6906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h text:style-name="P1" text:outline-level="1">zCore用户手册</text:h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版本</text:p>
          </table:table-cell>
          <table:table-cell table:style-name="Table1.B1" office:value-type="string">
            <text:p text:style-name="P8"><text:span text:style-name="T1">2.1</text:span></text:p>
          </table:table-cell>
        </table:table-row>
        <table:table-row table:style-name="Table1.1">
          <table:table-cell table:style-name="Table1.A1" office:value-type="string">
            <text:p text:style-name="P4">日期</text:p>
          </table:table-cell>
          <table:table-cell table:style-name="Table1.B2" office:value-type="string">
            <text:p text:style-name="P8"><text:span text:style-name="T1">2014.10.23</text:span></text:p>
          </table:table-cell>
        </table:table-row>
        <table:table-row table:style-name="Table1.1">
          <table:table-cell table:style-name="Table1.A1" office:value-type="string">
            <text:p text:style-name="P4">维护</text:p>
          </table:table-cell>
          <table:table-cell table:style-name="Table1.B3" office:value-type="string">
            <text:p text:style-name="P8"><text:a xlink:type="simple" xlink:href="mailto:lokisz@yahoo.com" text:style-name="Internet_20_link" text:visited-style-name="Visited_20_Internet_20_Link"><text:span text:style-name="Internet_20_link"><text:span text:style-name="T1">lokisz@yahoo.com</text:span></text:span></text:a></text:p>
          </table:table-cell>
        </table:table-row>
        <table:table-row table:style-name="Table1.1">
          <table:table-cell table:style-name="Table1.A1" office:value-type="string">
            <text:p text:style-name="P4">发布范围</text:p>
          </table:table-cell>
          <table:table-cell table:style-name="Table1.B4" office:value-type="string">
            <text:p text:style-name="P4">公开</text:p>
          </table:table-cell>
        </table:table-row>
        <table:table-row table:style-name="Table1.1">
          <table:table-cell table:style-name="Table1.A1" office:value-type="string">
            <text:p text:style-name="P4">适用范围</text:p>
          </table:table-cell>
          <table:table-cell table:style-name="Table1.B5" office:value-type="string">
            <text:p text:style-name="P4">硬件和软件开发者</text:p>
          </table:table-cell>
        </table:table-row>
      </table:table>
      <text:p text:style-name="P4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日期</text:p>
          </table:table-cell>
          <table:table-cell table:style-name="Table2.B1" office:value-type="string">
            <text:p text:style-name="P4">版本</text:p>
          </table:table-cell>
          <table:table-cell table:style-name="Table2.C1" office:value-type="string">
            <text:p text:style-name="P4">变更日志</text:p>
          </table:table-cell>
        </table:table-row>
        <table:table-row table:style-name="Table2.1">
          <table:table-cell table:style-name="Table2.A2" office:value-type="string">
            <text:p text:style-name="P4">2011.5.4</text:p>
          </table:table-cell>
          <table:table-cell table:style-name="Table2.B2" office:value-type="string">
            <text:p text:style-name="P4">1.0</text:p>
          </table:table-cell>
          <table:table-cell table:style-name="Table2.C2" office:value-type="string">
            <text:p text:style-name="P4">初始版本</text:p>
          </table:table-cell>
        </table:table-row>
        <table:table-row table:style-name="Table2.1">
          <table:table-cell table:style-name="Table2.A3" office:value-type="string">
            <text:p text:style-name="P4">2011.5.10</text:p>
          </table:table-cell>
          <table:table-cell table:style-name="Table2.B3" office:value-type="string">
            <text:p text:style-name="P4">1.1</text:p>
          </table:table-cell>
          <table:table-cell table:style-name="Table2.C3" office:value-type="string">
            <text:p text:style-name="P4">更新uartlite示例和STA寄存器使用注意事项；增加指令模拟部分说明；增加PSS的存储空间分配说明；</text:p>
          </table:table-cell>
        </table:table-row>
        <table:table-row table:style-name="Table2.1">
          <table:table-cell table:style-name="Table2.A4" office:value-type="string">
            <text:p text:style-name="P4">2011.5.16</text:p>
          </table:table-cell>
          <table:table-cell table:style-name="Table2.B4" office:value-type="string">
            <text:p text:style-name="P4">1.2</text:p>
          </table:table-cell>
          <table:table-cell table:style-name="Table2.C4" office:value-type="string">
            <text:p text:style-name="P4">更新ocm对程序的限制说明；zCore增加dcr支持，确定uic和uartlite的dcr地址分配。修改uartlite示例。</text:p>
          </table:table-cell>
        </table:table-row>
        <table:table-row table:style-name="Table2.1">
          <table:table-cell table:style-name="Table2.A5" office:value-type="string">
            <text:p text:style-name="P4">2011.5.17</text:p>
          </table:table-cell>
          <table:table-cell table:style-name="Table2.B5" office:value-type="string">
            <text:p text:style-name="P4">1.3</text:p>
          </table:table-cell>
          <table:table-cell table:style-name="Table2.C5" office:value-type="string">
            <text:p text:style-name="P4">硬件更新ocm设计，统一指令和数据ocm，支持读写和执行。</text:p>
          </table:table-cell>
        </table:table-row>
        <table:table-row table:style-name="Table2.1">
          <table:table-cell table:style-name="Table2.A6" office:value-type="string">
            <text:p text:style-name="P4">2011.9.29</text:p>
          </table:table-cell>
          <table:table-cell table:style-name="Table2.B6" office:value-type="string">
            <text:p text:style-name="P4">2.0</text:p>
          </table:table-cell>
          <table:table-cell table:style-name="Table2.C6" office:value-type="string">
            <text:p text:style-name="P8"><text:span text:style-name="T1">根据产品计划修改EDK等说明，去除UIC部分说明，增加实现指南部分。</text:span></text:p>
          </table:table-cell>
        </table:table-row>
        <table:table-row table:style-name="Table2.1">
          <table:table-cell table:style-name="Table2.A7" office:value-type="string">
            <text:p text:style-name="P4">2014.10.23</text:p>
          </table:table-cell>
          <table:table-cell table:style-name="Table2.B7" office:value-type="string">
            <text:p text:style-name="P4">2.1</text:p>
          </table:table-cell>
          <table:table-cell table:style-name="Table2.C7" office:value-type="string">
            <text:p text:style-name="P4">更新维护邮件和增加开源邮件组</text:p>
          </table:table-cell>
        </table:table-row>
      </table:table>
      <text:p text:style-name="P3"/>
      <text:h text:style-name="Heading_20_2" text:outline-level="2">1, 简介</text:h>
      <text:p text:style-name="P9"><text:span text:style-name="T1">zCore处理器原为PWRSemi针对嵌入式市场开发的处理器系列IP核，目前以GPLv2许可证开源(</text:span><text:a xlink:type="simple" xlink:href="https://groups.yahoo.com/neo/groups/openzcore/info" text:style-name="Internet_20_link" text:visited-style-name="Visited_20_Internet_20_Link"><text:span text:style-name="Internet_20_link"><text:span text:style-name="T1">https://groups.yahoo.com/neo/groups/openzcore/info</text:span></text:span></text:a><text:span text:style-name="T1">)，zCore处理器透明兼容PowerPC/Power架构指令集。本手册主要内容为介绍如何进行zCore的系统软件和应用开发。</text:span></text:p>
      <text:p text:style-name="P3"><text:tab/>第二部分将主要描述zCore架构和编程注意事项，软件开发者需依据zCore的不同实现，进行初始化，并相应配置编译器参数，以避免产生未实现指令并优化程序性能。</text:p>
      <text:p text:style-name="P3"><text:tab/>第三部分将主要描述zCore处理器子系统（PSS）的硬件系统架构，PSS为一个最简单的完整系统，包括处理器内核，片上存储器，定时器，中断控制器和UART通讯模块等部分。</text:p>
      <text:p text:style-name="P3"><text:tab/>第四部分将介绍集成PSS，片上总线和其他外围模块IP的参考SoC系统。</text:p>
      <text:p text:style-name="P9"><text:span text:style-name="T1">第五部分将描述入门级EDK平台－XUPv2P硬件平台的具体使用，包括板</text:span><text:soft-page-break/><text:span text:style-name="T1">上资源和各自功能定义，例如LED灯和开关等。其中板载的FPGA芯片用于实现参考SoC系统。</text:span></text:p>
      <text:h text:style-name="Heading_20_2" text:outline-level="2">2, zCore架构和编程</text:h>
      <text:p text:style-name="P9"><text:span text:style-name="T1">zCore架构遵从“</text:span><text:span text:style-name="T1">The IBM PowerPC Embedded Environment: Architectural Specifications for IBM PowerPC Embedded Controllers</text:span><text:span text:style-name="T11">”</text:span><text:span text:style-name="T1">规范[1]，具体实现参考IBM ppc405处理器核用户手册[2]。</text:span></text:p>
      <text:p text:style-name="P10">根据实现特点和Power架构兼容性需要，zCore将ppc405支持的全部指令集分为I、II、III三大类别。其中仅I类指令为实现Power架构兼容必须部分，II类和III类指令在zCore处理器中皆为可选支持部分。完整ppc405指令集请参考[2]或附录A PPC405指令集。</text:p>
      <text:h text:style-name="Heading_20_3" text:outline-level="3">2.1 指令集</text:h>
      <text:h text:style-name="Heading_20_4" text:outline-level="4">2.1.1 I类指令</text:h>
      <text:p text:style-name="P9"><text:span text:style-name="T1">I类指令为zCore处理器提供基本Power兼容全部功能。这里的“基本Power兼容”含义是：提供“</text:span><text:span text:style-name="T1">The IBM PowerPC Embedded Environment: Architectural Specifications for IBM PowerPC Embedded Controllers</text:span><text:span text:style-name="T11">”</text:span><text:span text:style-name="T1">中规定的用户级程序二进制兼容，即支持Power指令集嵌入式环境规范的UISA级全部指令，另外还包括部分VEA和OEA指令。I类指令共有</text:span><text:span text:style-name="T3"> </text:span><text:span text:style-name="T1">191条。</text:span></text:p>
      <text:p text:style-name="P3"><text:tab/>在开发过程中，为便于设计实现和验证，我们将I类指令进一步划分为A小类和B小类指令。</text:p>
      <text:p text:style-name="P3"><text:tab/>A类指令采用硬件译码直接实现的方式。目前已实现全部154条A类指令</text:p>
      <text:p text:style-name="P3"><text:tab/>B类，可配置hard-wired、microcode、emulation，软件库或通过编译器关闭等方式实现兼容。包括</text:p>
      <text:p text:style-name="P3"><text:tab/>乘法指令9条－硬件实现</text:p>
      <text:p text:style-name="P13">mulhw[.], mulhwu[.], mulli, mullw[o][.]</text:p>
      <text:p text:style-name="P3"><text:tab/>除法指令8条－未采用硬件方式实现－通过emulation实现</text:p>
      <text:p text:style-name="P13">divw[o][.], divwu[o][.]</text:p>
      <text:p text:style-name="P3"><text:tab/>带更新的访存指令条14条－未实现，通过GNU编译器关闭</text:p>
      <text:p text:style-name="Standard"><text:span text:style-name="T1"><text:tab/><text:tab/></text:span><text:span text:style-name="T1">lbzu, lbzux; lhau, lhaux; lhzu, lhzux; lwzu, lwzux; </text:span></text:p>
      <text:p text:style-name="P13">stbu, stbux; sthu, sthux; stwu, stwux;</text:p>
      <text:p text:style-name="P10">复杂访存指令6条－未实现，通过GNU编译器关闭</text:p>
      <text:p text:style-name="P3"><text:tab/><text:tab/>lmw, lswi, lswx</text:p>
      <text:p text:style-name="P3"><text:tab/><text:tab/>stmw, stswi, stswx</text:p>
      <text:p text:style-name="Standard"><text:span text:style-name="T1"><text:tab/>部分硬件逻辑已经开发完成，但为进行集成和验证。</text:span></text:p>
      <text:h text:style-name="Heading_20_4" text:outline-level="4">2.1.2 II类指令</text:h>
      <text:p text:style-name="P10">II类指令为Cache、MMU/TLB相关指令。其中4条指令缓存指令、9条数据缓存指令和6条TLB管理指令，共19条。未实现，为NOP操作。</text:p>
      <text:h text:style-name="Heading_20_4" text:outline-level="4"><text:soft-page-break/>2.1.3 III类指令</text:h>
      <text:p text:style-name="P3"><text:tab/>III类指令为MAC、FPU、SIMD、SPE和VLE等可选件的相关指令。其中MAC指令84条。未实现，引发illegal中断。</text:p>
      <text:p text:style-name="P10">II类和III类指令均为可选部分，并不影响PowerPC架构应用级的兼容性。</text:p>
      <text:h text:style-name="Heading_20_4" text:outline-level="4">2.1.4 指令模拟</text:h>
      <text:p text:style-name="Standard"><text:span text:style-name="T1"><text:tab/>在目前的zCore中，对于硬件未支持的指令，设置特殊的emualtion空间来模拟指令的执行。模拟ROM的空间暂定为512B，地址暂定为（</text:span><text:span text:style-name="T1">0xffff_fc00 - 0xffff_f</text:span><text:span text:style-name="T1">eff）。指令模拟ROM的地址可在硬件设计时配置（计划添加软件可写SPR）。</text:span></text:p>
      <text:p text:style-name="P3"><text:tab/>目前zCore未支持的指令全部可通过指令模拟实现，包括通过编译器关闭的指令，以支持传统各PowerPC处理器的legacy binary。同时，不同的模拟ROM配置可支持不同版本的PowerPC二进制文件。</text:p>
      <text:p text:style-name="P10">指令模拟对系统软件和应用开发者透明，具体指令的执行周期可参考相关软件优化手册。</text:p>
      <text:p text:style-name="P10">为提高指令模拟性能，zCore包含多个非公开特殊SPR等。</text:p>
      <text:h text:style-name="Heading_20_3" text:outline-level="3">2.2 寄存器组</text:h>
      <text:p text:style-name="P10">zCore寄存器组包括通用寄存器组GPRs和特殊寄存器组SPRs。总共包括32个通用寄存器，条件寄存器CR，机器状态寄存器MSR和其他通过SPR寻址的特殊寄存器，包括：</text:p>
      <text:p text:style-name="P10">CTR和LR寄存器；</text:p>
      <text:p text:style-name="P10">定点例外寄存器XER；</text:p>
      <text:p text:style-name="P9"><text:span text:style-name="T1">中断控制寄存器：</text:span><text:span text:style-name="T1">DEAR, ESR, EVPR, MCSR, SRR0, SRR1, SRR2, SRR3</text:span><text:span text:style-name="T1">；</text:span></text:p>
      <text:p text:style-name="P10">通用SPR：</text:p>
      <text:p text:style-name="P12"><text:span text:style-name="T1">USPRG0</text:span><text:span text:style-name="T1"> </text:span></text:p>
      <text:p text:style-name="P13">SPRG0, SPRG1, SPRG2, SPRG3</text:p>
      <text:p text:style-name="P13">SPRG4, SPRG5, SPRG6, SPRG7</text:p>
      <text:p text:style-name="P10">定时器寄存器</text:p>
      <text:p text:style-name="P13">TBL, TBU</text:p>
      <text:p text:style-name="P13">PIT, TCR, TSR</text:p>
      <text:p text:style-name="P3"><text:tab/>除下列特殊说明部分寄存器，zCore支持ppc405定义的用户态和超级用户态所有寄存器组和寄存器域定义的功能。</text:p>
      <text:h text:style-name="Heading_20_4" text:outline-level="4">2.2.1 机器状态寄存器MSR</text:h>
      <text:p text:style-name="P3"><text:tab/>ppc405的MSR域可参考ppc用户手册[2]，目前zCore仅支持其中的四个位域，如下表所示：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位</text:p>
          </table:table-cell>
          <table:table-cell table:style-name="Table3.A1" office:value-type="string">
            <text:p text:style-name="P4">位域名称</text:p>
          </table:table-cell>
          <table:table-cell table:style-name="Table3.A1" office:value-type="string">
            <text:p text:style-name="P4">状态说明</text:p>
          </table:table-cell>
          <table:table-cell table:style-name="Table3.D1" office:value-type="string">
            <text:p text:style-name="P4">备注</text:p>
          </table:table-cell>
        </table:table-row>
        <table:table-row table:style-name="Table3.1">
          <table:table-cell table:style-name="Table3.A1" office:value-type="string">
            <text:p text:style-name="P4">14</text:p>
          </table:table-cell>
          <table:table-cell table:style-name="Table3.B2" office:value-type="string">
            <text:p text:style-name="P4">CE</text:p>
          </table:table-cell>
          <table:table-cell table:style-name="Table3.C2" office:value-type="string">
            <text:p text:style-name="P4">Critical Interrupt Enable:</text:p>
            <text:p text:style-name="P4">0 Critical interrupts are disabled</text:p>
            <text:p text:style-name="P4">1 Critical interrupts are enabled</text:p>
          </table:table-cell>
          <table:table-cell table:style-name="Table3.D2" office:value-type="string">
            <text:p text:style-name="P8"><text:span text:style-name="T1">使能</text:span><text:span text:style-name="T1">critical </text:span><text:span text:style-name="T1">中断，</text:span><text:span text:style-name="T1">watchdog timer </text:span><text:span text:style-name="T1">首次超时中断</text:span><text:span text:style-name="T1">.</text:span></text:p>
          </table:table-cell>
        </table:table-row>
        <table:table-row table:style-name="Table3.1">
          <table:table-cell table:style-name="Table3.A1" office:value-type="string">
            <text:p text:style-name="P4">16</text:p>
          </table:table-cell>
          <table:table-cell table:style-name="Table3.B3" office:value-type="string">
            <text:p text:style-name="P4">EE</text:p>
          </table:table-cell>
          <table:table-cell table:style-name="Table3.C3" office:value-type="string">
            <text:p text:style-name="P8"><text:span text:style-name="T1">External Interrupt Enable</text:span><text:span text:style-name="T1">:</text:span></text:p>
            <text:p text:style-name="P8"><text:soft-page-break/><text:span text:style-name="T1">0 Asynchronous interruptsare disabled.</text:span></text:p>
            <text:p text:style-name="P4">1 Asynchronous interrupts are enabled.</text:p>
          </table:table-cell>
          <table:table-cell table:style-name="Table3.D3" office:value-type="string">
            <text:p text:style-name="P8"><text:span text:style-name="T1">使能</text:span><text:span text:style-name="T1">non-critical </text:span><text:soft-page-break/><text:span text:style-name="T1">external</text:span><text:span text:style-name="T1">中断</text:span><text:span text:style-name="T1">, PIT, </text:span><text:span text:style-name="T1">和</text:span><text:span text:style-name="T1">FIT</text:span><text:span text:style-name="T1">中断</text:span><text:span text:style-name="T1">.</text:span></text:p>
          </table:table-cell>
        </table:table-row>
        <table:table-row table:style-name="Table3.1">
          <table:table-cell table:style-name="Table3.A1" office:value-type="string">
            <text:p text:style-name="P4">17</text:p>
          </table:table-cell>
          <table:table-cell table:style-name="Table3.B4" office:value-type="string">
            <text:p text:style-name="P4">PR</text:p>
          </table:table-cell>
          <table:table-cell table:style-name="Table3.C4" office:value-type="string">
            <text:p text:style-name="P8"><text:span text:style-name="T1">Problem State</text:span><text:span text:style-name="T1">:</text:span></text:p>
            <text:p text:style-name="P8"><text:span text:style-name="T1">0 Supervisor state.</text:span><text:span text:style-name="T1"> </text:span></text:p>
            <text:p text:style-name="P4">1 Problem state.</text:p>
          </table:table-cell>
          <table:table-cell table:style-name="Table3.D4" office:value-type="string">
            <text:p text:style-name="P4">处理器状态设定</text:p>
          </table:table-cell>
        </table:table-row>
        <table:table-row table:style-name="Table3.1">
          <table:table-cell table:style-name="Table3.A1" office:value-type="string">
            <text:p text:style-name="P4">19</text:p>
          </table:table-cell>
          <table:table-cell table:style-name="Table3.B5" office:value-type="string">
            <text:p text:style-name="P4">ME</text:p>
          </table:table-cell>
          <table:table-cell table:style-name="Table3.C5" office:value-type="string">
            <text:p text:style-name="P8"><text:span text:style-name="T1">Machine Check Enable</text:span><text:span text:style-name="T1"> </text:span></text:p>
            <text:p text:style-name="P4">0 Machine check interrupts are disabled.</text:p>
            <text:p text:style-name="P8"><text:span text:style-name="T1">1 Machine check interrupts are enabled.</text:span></text:p>
          </table:table-cell>
          <table:table-cell table:style-name="Table3.D5" office:value-type="string">
            <text:p text:style-name="P4">/</text:p>
          </table:table-cell>
        </table:table-row>
      </table:table>
      <text:p text:style-name="P3"/>
      <text:h text:style-name="Heading_20_4" text:outline-level="4">2.2.2 未实现的SPRs</text:h>
      <text:p text:style-name="P9"><text:span text:style-name="T1">未实现的SPRs主要用于原ppc405的mmu/cache子系统和调试子系统，zCore暂不支持上述功能。这些寄存器全部在</text:span><text:span text:style-name="T1">Privileged</text:span><text:span text:style-name="T1">模式下访问，包括有：</text:span></text:p>
      <text:p text:style-name="P10">处理器版本寄存器：PVR（实际已经实现，但不建议软件使用）</text:p>
      <text:p text:style-name="P9"><text:span text:style-name="T1">用于MMU和Cache等的配置寄存器：</text:span><text:span text:style-name="T1">CCR0, CCR1</text:span></text:p>
      <text:p text:style-name="P9"><text:span text:style-name="T1">存储控制寄存器：</text:span><text:span text:style-name="T1">DCCR, DCWR, ICCR, SGR, SLER, SU0R</text:span></text:p>
      <text:p text:style-name="P9"><text:span text:style-name="T1">域保护寄存器：</text:span><text:span text:style-name="T1">ZPR </text:span></text:p>
      <text:p text:style-name="P9"><text:span text:style-name="T1">调试支持寄存器：</text:span><text:span text:style-name="T1">DAC1, DAC2</text:span><text:span text:style-name="T1">, </text:span><text:span text:style-name="T1">DBCR0, DBCR1</text:span><text:span text:style-name="T1">, </text:span><text:span text:style-name="T1">DBSR</text:span><text:span text:style-name="T1">, </text:span><text:span text:style-name="T1">DVC1, DVC2</text:span><text:span text:style-name="T1">, </text:span><text:span text:style-name="T1">IAC1, IAC2, IAC3, IAC4</text:span><text:span text:style-name="T1">, </text:span><text:span text:style-name="T1">ICDBDR</text:span></text:p>
      <text:p text:style-name="P3"/>
      <text:h text:style-name="Heading_20_4" text:outline-level="4">2.2.3 DCRs的处理</text:h>
      <text:p text:style-name="P10">PPC405系统采用CoreConnect片上互连，部分外设寄存器映射为DCR寄存器，通过处理器的mfdcr/mtdcr访问。为适应不同片上总线，zCore不推荐使用DCR配置外设寄存器。但为支持既有系统，目前zCore支持mfdcr/mtdcr指令，部分和处理器结合紧密的外部控制器，例如通用中断控制器uic和uartlite，映射为DCRs，为简化zCore内部逻辑，DCR的地址限制为十六进制“x5x<text:span text:style-name="T10">”</text:span>，即第二位固定为5。</text:p>
      <text:h text:style-name="Heading_20_3" text:outline-level="3">2.3 中断处理</text:h>
      <text:p text:style-name="P10">为方便处理器验证和系统调试，zCore除实现ppc405的中断处理规范外，另外实现了特殊模式，可在芯片设计实现时配置。特殊模式和ppc405模式的区别仅在与中断向量地址的重定位和单个中断向量空间压缩，以减低存储器空间需求，适应最简系统设计。</text:p>
      <text:h text:style-name="Heading_20_4" text:outline-level="4">2.3.1 PPC405中断向量表－正常模式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">中断类型</text:p>
          </table:table-cell>
          <table:table-cell table:style-name="Table4.A1" office:value-type="string">
            <text:p text:style-name="P4">中断向量地址偏移</text:p>
          </table:table-cell>
          <table:table-cell table:style-name="Table4.C1" office:value-type="string">
            <text:p text:style-name="P4">zCore实现</text:p>
          </table:table-cell>
        </table:table-row>
        <table:table-row table:style-name="Table4.1">
          <table:table-cell table:style-name="Table4.A2" office:value-type="string">
            <text:p text:style-name="P4">Critical input interrupt</text:p>
          </table:table-cell>
          <table:table-cell table:style-name="Table4.B2" office:value-type="string">
            <text:p text:style-name="P4">0x0100</text:p>
          </table:table-cell>
          <table:table-cell table:style-name="Table4.C2" office:value-type="string">
            <text:p text:style-name="P4">支持</text:p>
          </table:table-cell>
        </table:table-row>
        <table:table-row table:style-name="Table4.1">
          <table:table-cell table:style-name="Table4.A3" office:value-type="string">
            <text:p text:style-name="P4">Machine check—data/instruction</text:p>
          </table:table-cell>
          <table:table-cell table:style-name="Table4.B3" office:value-type="string">
            <text:p text:style-name="P4">0x0200</text:p>
          </table:table-cell>
          <table:table-cell table:style-name="Table4.C3" office:value-type="string">
            <text:p text:style-name="P4">支持</text:p>
          </table:table-cell>
        </table:table-row>
        <table:table-row table:style-name="Table4.1">
          <table:table-cell table:style-name="Table4.A4" office:value-type="string">
            <text:p text:style-name="P4">Data storage interrupt</text:p>
          </table:table-cell>
          <table:table-cell table:style-name="Table4.B4" office:value-type="string">
            <text:p text:style-name="P8"><text:span text:style-name="T1">0x0</text:span><text:span text:style-name="T1">3</text:span><text:span text:style-name="T1">00</text:span></text:p>
          </table:table-cell>
          <table:table-cell table:style-name="Table4.C4" office:value-type="string">
            <text:p text:style-name="P4">暂未实现</text:p>
          </table:table-cell>
        </table:table-row>
        <table:table-row table:style-name="Table4.1">
          <table:table-cell table:style-name="Table4.A5" office:value-type="string">
            <text:p text:style-name="P4">Instruction storage interrupt</text:p>
          </table:table-cell>
          <table:table-cell table:style-name="Table4.B5" office:value-type="string">
            <text:p text:style-name="P8"><text:span text:style-name="T1">0x0</text:span><text:span text:style-name="T1">4</text:span><text:span text:style-name="T1">00</text:span></text:p>
          </table:table-cell>
          <table:table-cell table:style-name="Table4.C5" office:value-type="string">
            <text:p text:style-name="P4">暂未实现</text:p>
          </table:table-cell>
        </table:table-row>
        <table:table-row table:style-name="Table4.1">
          <table:table-cell table:style-name="Table4.A6" office:value-type="string">
            <text:p text:style-name="P4">External interrupt</text:p>
          </table:table-cell>
          <table:table-cell table:style-name="Table4.B6" office:value-type="string">
            <text:p text:style-name="P8"><text:span text:style-name="T1">0x0</text:span><text:span text:style-name="T1">5</text:span><text:span text:style-name="T1">00</text:span></text:p>
          </table:table-cell>
          <table:table-cell table:style-name="Table4.C6" office:value-type="string">
            <text:p text:style-name="P4">支持</text:p>
          </table:table-cell>
        </table:table-row>
        <table:table-row table:style-name="Table4.1">
          <table:table-cell table:style-name="Table4.A7" office:value-type="string">
            <text:p text:style-name="P4">Alignment</text:p>
          </table:table-cell>
          <table:table-cell table:style-name="Table4.B7" office:value-type="string">
            <text:p text:style-name="P8"><text:span text:style-name="T1">0x0</text:span><text:span text:style-name="T1">6</text:span><text:span text:style-name="T1">00</text:span></text:p>
          </table:table-cell>
          <table:table-cell table:style-name="Table4.C7" office:value-type="string">
            <text:p text:style-name="P4">支持</text:p>
          </table:table-cell>
        </table:table-row>
        <table:table-row table:style-name="Table4.1">
          <table:table-cell table:style-name="Table4.A8" office:value-type="string">
            <text:p text:style-name="P4">Program</text:p>
          </table:table-cell>
          <table:table-cell table:style-name="Table4.B8" office:value-type="string">
            <text:p text:style-name="P8"><text:span text:style-name="T1">0x0</text:span><text:span text:style-name="T1">7</text:span><text:span text:style-name="T1">00</text:span></text:p>
          </table:table-cell>
          <table:table-cell table:style-name="Table4.C8" office:value-type="string">
            <text:p text:style-name="P4">支持</text:p>
          </table:table-cell>
        </table:table-row>
        <text:soft-page-break/>
        <table:table-row table:style-name="Table4.1">
          <table:table-cell table:style-name="Table4.A9" office:value-type="string">
            <text:p text:style-name="P4">FPU Unavailable</text:p>
          </table:table-cell>
          <table:table-cell table:style-name="Table4.B9" office:value-type="string">
            <text:p text:style-name="P8"><text:span text:style-name="T1">0x0</text:span><text:span text:style-name="T1">8</text:span><text:span text:style-name="T1">00</text:span></text:p>
          </table:table-cell>
          <table:table-cell table:style-name="Table4.C9" office:value-type="string">
            <text:p text:style-name="P4">暂未实现</text:p>
          </table:table-cell>
        </table:table-row>
        <table:table-row table:style-name="Table4.1">
          <table:table-cell table:style-name="Table4.A10" office:value-type="string">
            <text:p text:style-name="P8"><text:span text:style-name="T1">System Cal</text:span><text:span text:style-name="T1">l</text:span></text:p>
          </table:table-cell>
          <table:table-cell table:style-name="Table4.B10" office:value-type="string">
            <text:p text:style-name="P8"><text:span text:style-name="T1">0x0</text:span><text:span text:style-name="T1">c</text:span><text:span text:style-name="T1">00</text:span></text:p>
          </table:table-cell>
          <table:table-cell table:style-name="Table4.C10" office:value-type="string">
            <text:p text:style-name="P4">支持</text:p>
          </table:table-cell>
        </table:table-row>
        <table:table-row table:style-name="Table4.1">
          <table:table-cell table:style-name="Table4.A11" office:value-type="string">
            <text:p text:style-name="P8"><text:span text:style-name="T1">APU Unavailabl</text:span><text:span text:style-name="T1">e</text:span></text:p>
          </table:table-cell>
          <table:table-cell table:style-name="Table4.B11" office:value-type="string">
            <text:p text:style-name="P8"><text:span text:style-name="T1">0x0</text:span><text:span text:style-name="T1">f2</text:span><text:span text:style-name="T1">0</text:span></text:p>
          </table:table-cell>
          <table:table-cell table:style-name="Table4.C11" office:value-type="string">
            <text:p text:style-name="P4">暂未实现</text:p>
          </table:table-cell>
        </table:table-row>
        <table:table-row table:style-name="Table4.1">
          <table:table-cell table:style-name="Table4.A12" office:value-type="string">
            <text:p text:style-name="P4">PIT</text:p>
          </table:table-cell>
          <table:table-cell table:style-name="Table4.B12" office:value-type="string">
            <text:p text:style-name="P8"><text:span text:style-name="T1">0x</text:span><text:span text:style-name="T1">1</text:span><text:span text:style-name="T1">000</text:span></text:p>
          </table:table-cell>
          <table:table-cell table:style-name="Table4.C12" office:value-type="string">
            <text:p text:style-name="P4">支持</text:p>
          </table:table-cell>
        </table:table-row>
        <table:table-row table:style-name="Table4.1">
          <table:table-cell table:style-name="Table4.A13" office:value-type="string">
            <text:p text:style-name="P4">FIT</text:p>
          </table:table-cell>
          <table:table-cell table:style-name="Table4.B13" office:value-type="string">
            <text:p text:style-name="P8"><text:span text:style-name="T1">0x</text:span><text:span text:style-name="T1">1</text:span><text:span text:style-name="T1">0</text:span><text:span text:style-name="T1">1</text:span><text:span text:style-name="T1">0</text:span></text:p>
          </table:table-cell>
          <table:table-cell table:style-name="Table4.C13" office:value-type="string">
            <text:p text:style-name="P4">支持</text:p>
          </table:table-cell>
        </table:table-row>
        <table:table-row table:style-name="Table4.1">
          <table:table-cell table:style-name="Table4.A14" office:value-type="string">
            <text:p text:style-name="P4">Watchdog timer</text:p>
          </table:table-cell>
          <table:table-cell table:style-name="Table4.B14" office:value-type="string">
            <text:p text:style-name="P8"><text:span text:style-name="T1">0x</text:span><text:span text:style-name="T1">1</text:span><text:span text:style-name="T1">0</text:span><text:span text:style-name="T1">2</text:span><text:span text:style-name="T1">0</text:span></text:p>
          </table:table-cell>
          <table:table-cell table:style-name="Table4.C14" office:value-type="string">
            <text:p text:style-name="P4">支持</text:p>
          </table:table-cell>
        </table:table-row>
        <table:table-row table:style-name="Table4.1">
          <table:table-cell table:style-name="Table4.A15" office:value-type="string">
            <text:p text:style-name="P4">Data TLB miss</text:p>
          </table:table-cell>
          <table:table-cell table:style-name="Table4.B15" office:value-type="string">
            <text:p text:style-name="P8"><text:span text:style-name="T1">0x</text:span><text:span text:style-name="T1">11</text:span><text:span text:style-name="T1">00</text:span></text:p>
          </table:table-cell>
          <table:table-cell table:style-name="Table4.C15" office:value-type="string">
            <text:p text:style-name="P4">暂未实现</text:p>
          </table:table-cell>
        </table:table-row>
        <table:table-row table:style-name="Table4.1">
          <table:table-cell table:style-name="Table4.A16" office:value-type="string">
            <text:p text:style-name="P4">Instruction TLB miss</text:p>
          </table:table-cell>
          <table:table-cell table:style-name="Table4.B16" office:value-type="string">
            <text:p text:style-name="P8"><text:span text:style-name="T1">0x</text:span><text:span text:style-name="T1">12</text:span><text:span text:style-name="T1">00</text:span></text:p>
          </table:table-cell>
          <table:table-cell table:style-name="Table4.C16" office:value-type="string">
            <text:p text:style-name="P4">暂未实现</text:p>
          </table:table-cell>
        </table:table-row>
        <table:table-row table:style-name="Table4.1">
          <table:table-cell table:style-name="Table4.A17" office:value-type="string">
            <text:p text:style-name="P4">Debug</text:p>
          </table:table-cell>
          <table:table-cell table:style-name="Table4.B17" office:value-type="string">
            <text:p text:style-name="P8"><text:span text:style-name="T1">0x</text:span><text:span text:style-name="T1">2</text:span><text:span text:style-name="T1">000</text:span></text:p>
          </table:table-cell>
          <table:table-cell table:style-name="Table4.C17" office:value-type="string">
            <text:p text:style-name="P4">暂未实现</text:p>
          </table:table-cell>
        </table:table-row>
      </table:table>
      <text:h text:style-name="Heading_20_4" text:outline-level="4">2.3.2 特殊模式中断向量表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">中断类型</text:p>
          </table:table-cell>
          <table:table-cell table:style-name="Table5.A1" office:value-type="string">
            <text:p text:style-name="P4">中断向量地址偏移</text:p>
          </table:table-cell>
          <table:table-cell table:style-name="Table5.C1" office:value-type="string">
            <text:p text:style-name="P4">zCore实现</text:p>
          </table:table-cell>
        </table:table-row>
        <table:table-row table:style-name="Table5.1">
          <table:table-cell table:style-name="Table5.A2" office:value-type="string">
            <text:p text:style-name="P4">Critical input interrupt</text:p>
          </table:table-cell>
          <table:table-cell table:style-name="Table5.B2" office:value-type="string">
            <text:p text:style-name="P8"><text:span text:style-name="T1">0x</text:span><text:span text:style-name="T1">ff</text:span><text:span text:style-name="T1">00</text:span></text:p>
          </table:table-cell>
          <table:table-cell table:style-name="Table5.C2" office:value-type="string">
            <text:p text:style-name="P4">支持</text:p>
          </table:table-cell>
        </table:table-row>
        <table:table-row table:style-name="Table5.1">
          <table:table-cell table:style-name="Table5.A3" office:value-type="string">
            <text:p text:style-name="P8"><text:span text:style-name="T1">Machine check—data/instruction</text:span></text:p>
          </table:table-cell>
          <table:table-cell table:style-name="Table5.B3" office:value-type="string">
            <text:p text:style-name="P8"><text:span text:style-name="T1">0x</text:span><text:span text:style-name="T1">ff1</text:span><text:span text:style-name="T1">0</text:span></text:p>
          </table:table-cell>
          <table:table-cell table:style-name="Table5.C3" office:value-type="string">
            <text:p text:style-name="P4">支持</text:p>
          </table:table-cell>
        </table:table-row>
        <table:table-row table:style-name="Table5.1">
          <table:table-cell table:style-name="Table5.A4" office:value-type="string">
            <text:p text:style-name="P4">Data storage interrupt</text:p>
          </table:table-cell>
          <table:table-cell table:style-name="Table5.B4" office:value-type="string">
            <text:p text:style-name="P8"><text:span text:style-name="T1">0x</text:span><text:span text:style-name="T1">ff2</text:span><text:span text:style-name="T1">0</text:span></text:p>
          </table:table-cell>
          <table:table-cell table:style-name="Table5.C4" office:value-type="string">
            <text:p text:style-name="P4">暂未实现</text:p>
          </table:table-cell>
        </table:table-row>
        <table:table-row table:style-name="Table5.1">
          <table:table-cell table:style-name="Table5.A5" office:value-type="string">
            <text:p text:style-name="P4">Instruction storage interrupt</text:p>
          </table:table-cell>
          <table:table-cell table:style-name="Table5.B5" office:value-type="string">
            <text:p text:style-name="P8"><text:span text:style-name="T1">0x</text:span><text:span text:style-name="T1">ff3</text:span><text:span text:style-name="T1">0</text:span></text:p>
          </table:table-cell>
          <table:table-cell table:style-name="Table5.C5" office:value-type="string">
            <text:p text:style-name="P4">暂未实现</text:p>
          </table:table-cell>
        </table:table-row>
        <table:table-row table:style-name="Table5.1">
          <table:table-cell table:style-name="Table5.A6" office:value-type="string">
            <text:p text:style-name="P4">External interrupt</text:p>
          </table:table-cell>
          <table:table-cell table:style-name="Table5.B6" office:value-type="string">
            <text:p text:style-name="P8"><text:span text:style-name="T1">0x</text:span><text:span text:style-name="T1">ff4</text:span><text:span text:style-name="T1">0</text:span></text:p>
          </table:table-cell>
          <table:table-cell table:style-name="Table5.C6" office:value-type="string">
            <text:p text:style-name="P4">支持</text:p>
          </table:table-cell>
        </table:table-row>
        <table:table-row table:style-name="Table5.1">
          <table:table-cell table:style-name="Table5.A7" office:value-type="string">
            <text:p text:style-name="P4">Alignment</text:p>
          </table:table-cell>
          <table:table-cell table:style-name="Table5.B7" office:value-type="string">
            <text:p text:style-name="P8"><text:span text:style-name="T1">0x</text:span><text:span text:style-name="T1">ff5</text:span><text:span text:style-name="T1">0</text:span></text:p>
          </table:table-cell>
          <table:table-cell table:style-name="Table5.C7" office:value-type="string">
            <text:p text:style-name="P4">支持</text:p>
          </table:table-cell>
        </table:table-row>
        <table:table-row table:style-name="Table5.1">
          <table:table-cell table:style-name="Table5.A8" office:value-type="string">
            <text:p text:style-name="P4">Program</text:p>
          </table:table-cell>
          <table:table-cell table:style-name="Table5.B8" office:value-type="string">
            <text:p text:style-name="P8"><text:span text:style-name="T1">0x</text:span><text:span text:style-name="T1">ff6</text:span><text:span text:style-name="T1">0</text:span></text:p>
          </table:table-cell>
          <table:table-cell table:style-name="Table5.C8" office:value-type="string">
            <text:p text:style-name="P4">支持</text:p>
          </table:table-cell>
        </table:table-row>
        <table:table-row table:style-name="Table5.1">
          <table:table-cell table:style-name="Table5.A9" office:value-type="string">
            <text:p text:style-name="P4">FPU Unavailable</text:p>
          </table:table-cell>
          <table:table-cell table:style-name="Table5.B9" office:value-type="string">
            <text:p text:style-name="P8"><text:span text:style-name="T1">0x</text:span><text:span text:style-name="T1">ff7</text:span><text:span text:style-name="T1">0</text:span></text:p>
          </table:table-cell>
          <table:table-cell table:style-name="Table5.C9" office:value-type="string">
            <text:p text:style-name="P4">暂未实现</text:p>
          </table:table-cell>
        </table:table-row>
        <table:table-row table:style-name="Table5.1">
          <table:table-cell table:style-name="Table5.A10" office:value-type="string">
            <text:p text:style-name="P8"><text:span text:style-name="T1">System Cal</text:span><text:span text:style-name="T1">l</text:span></text:p>
          </table:table-cell>
          <table:table-cell table:style-name="Table5.B10" office:value-type="string">
            <text:p text:style-name="P8"><text:span text:style-name="T1">0x</text:span><text:span text:style-name="T1">ff8</text:span><text:span text:style-name="T1">0</text:span></text:p>
          </table:table-cell>
          <table:table-cell table:style-name="Table5.C10" office:value-type="string">
            <text:p text:style-name="P4">支持</text:p>
          </table:table-cell>
        </table:table-row>
        <table:table-row table:style-name="Table5.1">
          <table:table-cell table:style-name="Table5.A11" office:value-type="string">
            <text:p text:style-name="P8"><text:span text:style-name="T1">APU Unavailabl</text:span><text:span text:style-name="T1">e</text:span></text:p>
          </table:table-cell>
          <table:table-cell table:style-name="Table5.B11" office:value-type="string">
            <text:p text:style-name="P8"><text:span text:style-name="T1">0x</text:span><text:span text:style-name="T1">ff9</text:span><text:span text:style-name="T1">0</text:span></text:p>
          </table:table-cell>
          <table:table-cell table:style-name="Table5.C11" office:value-type="string">
            <text:p text:style-name="P4">暂未实现</text:p>
          </table:table-cell>
        </table:table-row>
        <table:table-row table:style-name="Table5.1">
          <table:table-cell table:style-name="Table5.A12" office:value-type="string">
            <text:p text:style-name="P4">PIT</text:p>
          </table:table-cell>
          <table:table-cell table:style-name="Table5.B12" office:value-type="string">
            <text:p text:style-name="P8"><text:span text:style-name="T1">0x</text:span><text:span text:style-name="T1">ffa</text:span><text:span text:style-name="T1">0</text:span></text:p>
          </table:table-cell>
          <table:table-cell table:style-name="Table5.C12" office:value-type="string">
            <text:p text:style-name="P4">支持</text:p>
          </table:table-cell>
        </table:table-row>
        <table:table-row table:style-name="Table5.1">
          <table:table-cell table:style-name="Table5.A13" office:value-type="string">
            <text:p text:style-name="P4">FIT</text:p>
          </table:table-cell>
          <table:table-cell table:style-name="Table5.B13" office:value-type="string">
            <text:p text:style-name="P8"><text:span text:style-name="T1">0x</text:span><text:span text:style-name="T1">ffb</text:span><text:span text:style-name="T1">0</text:span></text:p>
          </table:table-cell>
          <table:table-cell table:style-name="Table5.C13" office:value-type="string">
            <text:p text:style-name="P4">支持</text:p>
          </table:table-cell>
        </table:table-row>
        <table:table-row table:style-name="Table5.1">
          <table:table-cell table:style-name="Table5.A14" office:value-type="string">
            <text:p text:style-name="P4">Watchdog timer</text:p>
          </table:table-cell>
          <table:table-cell table:style-name="Table5.B14" office:value-type="string">
            <text:p text:style-name="P8"><text:span text:style-name="T1">0x</text:span><text:span text:style-name="T1">ffc</text:span><text:span text:style-name="T1">0</text:span></text:p>
          </table:table-cell>
          <table:table-cell table:style-name="Table5.C14" office:value-type="string">
            <text:p text:style-name="P4">支持</text:p>
          </table:table-cell>
        </table:table-row>
        <table:table-row table:style-name="Table5.1">
          <table:table-cell table:style-name="Table5.A15" office:value-type="string">
            <text:p text:style-name="P4">Data TLB miss</text:p>
          </table:table-cell>
          <table:table-cell table:style-name="Table5.B15" office:value-type="string">
            <text:p text:style-name="P8"><text:span text:style-name="T1">0x</text:span><text:span text:style-name="T1">ffd</text:span><text:span text:style-name="T1">0</text:span></text:p>
          </table:table-cell>
          <table:table-cell table:style-name="Table5.C15" office:value-type="string">
            <text:p text:style-name="P4">暂未实现</text:p>
          </table:table-cell>
        </table:table-row>
        <table:table-row table:style-name="Table5.1">
          <table:table-cell table:style-name="Table5.A16" office:value-type="string">
            <text:p text:style-name="P4">Instruction TLB miss</text:p>
          </table:table-cell>
          <table:table-cell table:style-name="Table5.B16" office:value-type="string">
            <text:p text:style-name="P8"><text:span text:style-name="T1">0x</text:span><text:span text:style-name="T1">ffe</text:span><text:span text:style-name="T1">0</text:span></text:p>
          </table:table-cell>
          <table:table-cell table:style-name="Table5.C16" office:value-type="string">
            <text:p text:style-name="P4">暂未实现</text:p>
          </table:table-cell>
        </table:table-row>
        <table:table-row table:style-name="Table5.1">
          <table:table-cell table:style-name="Table5.A17" office:value-type="string">
            <text:p text:style-name="P4">Debug</text:p>
          </table:table-cell>
          <table:table-cell table:style-name="Table5.B17" office:value-type="string">
            <text:p text:style-name="P8"><text:span text:style-name="T1">0x</text:span><text:span text:style-name="T1">fff</text:span><text:span text:style-name="T1">0</text:span></text:p>
          </table:table-cell>
          <table:table-cell table:style-name="Table5.C17" office:value-type="string">
            <text:p text:style-name="P4">暂未实现</text:p>
          </table:table-cell>
        </table:table-row>
      </table:table>
      <text:p text:style-name="P10">在系统初始化时，处理器的中断向量前缀寄存器EVPR配置为顶端地址0xffff。这样可将中断处理程序定位于顶端存储空间（iocm）。外部通用中断控制器的地址偏移同样为硬件可配置参数，设置可参考后续章节。</text:p>
      <text:p text:style-name="P3"><text:tab/>另外，目前的zCore实现中，当发生非对齐的存储访问时，都会引发非对齐中断。可参考后续编程注意事项。</text:p>
      <text:h text:style-name="Heading_20_3" text:outline-level="3">2.4 编程注意事项</text:h>
      <text:p text:style-name="P3"><text:tab/>对于zCore的系统软件和应用软件开发，须注意以下事项：</text:p>
      <text:p text:style-name="P10">1，在针对目前的zCore 200进行高层语言编程时，须添加如下gcc参数：</text:p>
      <text:p text:style-name="P3"><text:span text:style-name="T12"><text:s text:c="3"/></text:span><text:tab/><text:tab/>"-mcpu=common"：以避免生成4xx系列专用的mac指令</text:p>
      <text:p text:style-name="P13">"-mno-multiple"/"-mno-string"：关闭多字和string访存指令</text:p>
      <text:p text:style-name="P13">"-mno-update"：关闭基址更新的访存指令</text:p>
      <text:p text:style-name="P13">另外，zCore暂时关闭了硬件除法器，以降低资源需求</text:p>
      <text:p text:style-name="P10"><text:soft-page-break/>2，对于系统软件开发者，关闭所有涉及Cache、MMU/TLB等的配置，并不使用相关指令，目前实现中，zCore将II类指令视为空操作（或引发异常）。</text:p>
      <text:p text:style-name="P10">3，zCore支持mfdcr/mtdcr指令访问外设寄存器，但外设DCR的基址有所限制，具体可参考后续系统部分说明。</text:p>
      <text:p text:style-name="P10">4，非对齐访问：所有未对齐的存储访问都会引发非对齐中断，不仅仅包括ppc405的原子指令对“lwarx/stwcx.<text:span text:style-name="T10">”</text:span>和cache指令等。这里未对齐的定义是指半字访问的末位地址为1，字访问的未两位地址不是00等。</text:p>
      <text:p text:style-name="P3"><text:tab/>5，当对zCore不支持的SPR寄存器或未实现的寄存器域进行访问时，系统行为未定义。</text:p>
      <text:h text:style-name="Heading_20_3" text:outline-level="3">2.5 软件开发工具</text:h>
      <text:p text:style-name="P9"><text:span text:style-name="T1">所有针对PowerPC/Power架构处理器的开发工具均可用于zCore的软件开发，例如</text:span><text:span text:style-name="T1">Codesourcery</text:span><text:span text:style-name="T1">，DENX，</text:span><text:span text:style-name="T1">Roneti</text:span><text:span text:style-name="T1">x和M</text:span><text:span text:style-name="T1">acraigo</text:span><text:span text:style-name="T1">等提供的基于GNU和Eclipse的开发套件。为保持一致性，推荐使用Codesourcery的系列工具链。</text:span></text:p>
      <text:h text:style-name="Heading_20_2" text:outline-level="2">3, zCore处理器子系统</text:h>
      <text:p text:style-name="Standard"><draw:frame draw:style-name="fr1" draw:name="Object1" text:anchor-type="as-char" svg:width="4.3772in" svg:height="3.7075in" draw:z-index="0"><draw:object-ole xlink:href="./Object 1" xlink:type="simple" xlink:show="embed" xlink:actuate="onLoad"/><draw:image xlink:href="./ObjectReplacements/Object 1" xlink:type="simple" xlink:show="embed" xlink:actuate="onLoad"/></draw:frame></text:p>
      <text:p text:style-name="P10">zCore处理器子系统简称为PSS(processor sub-system)，PSS的结构如上图所示，外部I/O包括串口的收发接口，外部中断请求等。PSS包含zCore处理器内核，统一的指令和数据片上存储器(uocm)，定时器timer，可支持32个外部中断源的通用中断控制器uic，以及用于调试的串口通信控制器uartlite。timer的寄存器访问通过mfspr和mtspr进行。uic/uartlite的寄存器通过mfdcr和mtdcr完成。</text:p>
      <text:h text:style-name="Heading_20_3" text:outline-level="3"><text:soft-page-break/>3.1 片上存储器－OCM</text:h>
      <text:p text:style-name="P15">片上存储器特性包括：</text:p>
      <text:p text:style-name="P16">可配置大小：配置范围为取决于FPGA容量和ASIC工艺；</text:p>
      <text:p text:style-name="P16">uocm的访问对程序员透明－目前暂不支持可配置基址；</text:p>
      <text:p text:style-name="P3"><text:tab/><text:tab/>ucom整个空间支持程序的“Write/Read/Execute<text:span text:style-name="T10">”</text:span>，但使用时建议限定空间用途，避免发生自修改代码情况（self-modify code）。</text:p>
      <text:p text:style-name="P15">注意：对uocm进行非字（Byte和Halfword）的store访问时有一个周期的性能损失。</text:p>
      <text:p text:style-name="P10">整个uocm的存储空间可通过芯片实现时初始化或者通过uartlite的特殊模式实现在线改写。示例存储空间分配如下（配置为16KB时）：</text:p>
      <text:p text:style-name="P10">* address: 0xffff_c000 - 0xffff_ffff. </text:p>
      <text:p text:style-name="P9"><text:span text:style-name="T1">*</text:span><text:span text:style-name="T1"> </text:span><text:span text:style-name="T1">0x0000_0000 - 0xffff_bfff: Non-Available</text:span></text:p>
      <text:p text:style-name="P10">* 0xffff_c000 - 0xffff_d7ff: RAM, 7KB, "Read/Write", for program run-time data</text:p>
      <text:p text:style-name="P9"><text:span text:style-name="T1">*</text:span><text:span text:style-name="T1"> </text:span><text:span text:style-name="T1">0xffff_d800 - 0xffff_dfff: RAM, 1KB, "Read", for read only data</text:span></text:p>
      <text:p text:style-name="P9"><text:span text:style-name="T1">* 0xffff_e000 - 0xffff_ffff: 8KB, "Execute", for code section</text:span><text:span text:style-name="T1">, includes:</text:span></text:p>
      <text:p text:style-name="P12"><text:span text:style-name="T1">0xffff_e000 - 0xffff_fbff: </text:span><text:span text:style-name="T1">user</text:span><text:span text:style-name="T1"> programs</text:span></text:p>
      <text:p text:style-name="P13">0xffff_fc00 - 0xffff_feff: emulation rom</text:p>
      <text:p text:style-name="P13">0xffff_ff00 - 0xffff_fff8: exception vector for special mode</text:p>
      <text:p text:style-name="P13">0xffff_fffc: reset vector</text:p>
      <text:p text:style-name="P3">以上示例为硬件SIM和FEP环境验证汇编程序开发的实际环境，具体可参考配套示例文件。SIM为RTL级验证环境，FEP为FPGA仿真系统。</text:p>
      <text:h text:style-name="Heading_20_3" text:outline-level="3">3.2 定时器－Timer</text:h>
      <text:p text:style-name="P10">zCore的定时器遵从ppc405的timer规范，可参考ppc405用户手册[2]</text:p>
      <text:p text:style-name="P3"/>
      <text:h text:style-name="Heading_20_3" text:outline-level="3">3.3 串口通信控制器－Uartlite</text:h>
      <text:p text:style-name="P10">Uartlite为zCore独有的串口通信模块，包括两种工作模式。正常模式下可用于和pc机通信，文件下载模式下可通过pc机端将bin格式的二进制启动文件下载到处理器子系统的iocm存储器。正常模式和下载模式的切换由平台硬件开关设定，具体使用方式可参考“系统板使用指南”。目前uartlite波特率固定为115200，两个stop位，启动后无需软件配置。</text:p>
      <text:p text:style-name="P10">Uartlite正常模式的编程说明：包含4个8位寄存器，如下表，内部寄存器均通过mtspr/mfspr指令访问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row table:style-name="Table6.1">
          <table:table-cell table:style-name="Table6.A1" office:value-type="string">
            <text:p text:style-name="P4">DCR地址</text:p>
          </table:table-cell>
          <table:table-cell table:style-name="Table6.A1" office:value-type="string">
            <text:p text:style-name="P4">寄存器名字</text:p>
          </table:table-cell>
          <table:table-cell table:style-name="Table6.A1" office:value-type="string">
            <text:p text:style-name="P4">位宽</text:p>
          </table:table-cell>
          <table:table-cell table:style-name="Table6.A1" office:value-type="string">
            <text:p text:style-name="P4">访问</text:p>
          </table:table-cell>
          <table:table-cell table:style-name="Table6.E1" office:value-type="string">
            <text:p text:style-name="P4">说明</text:p>
          </table:table-cell>
        </table:table-row>
        <table:table-row table:style-name="Table6.1">
          <table:table-cell table:style-name="Table6.A2" office:value-type="string">
            <text:p text:style-name="P4">0x350</text:p>
          </table:table-cell>
          <table:table-cell table:style-name="Table6.B2" office:value-type="string">
            <text:p text:style-name="P4">TX</text:p>
          </table:table-cell>
          <table:table-cell table:style-name="Table6.C2" office:value-type="string">
            <text:p text:style-name="P4">32 bit</text:p>
          </table:table-cell>
          <table:table-cell table:style-name="Table6.D2" office:value-type="string">
            <text:p text:style-name="P4">写/读</text:p>
          </table:table-cell>
          <table:table-cell table:style-name="Table6.E2" office:value-type="string">
            <text:p text:style-name="P4">发送数据寄存器：</text:p>
          </table:table-cell>
        </table:table-row>
        <text:soft-page-break/>
        <table:table-row table:style-name="Table6.1">
          <table:table-cell table:style-name="Table6.A3" office:value-type="string">
            <text:p text:style-name="P4">0x351</text:p>
          </table:table-cell>
          <table:table-cell table:style-name="Table6.B3" office:value-type="string">
            <text:p text:style-name="P4">RX</text:p>
          </table:table-cell>
          <table:table-cell table:style-name="Table6.C3" office:value-type="string">
            <text:p text:style-name="P4">32 bit</text:p>
          </table:table-cell>
          <table:table-cell table:style-name="Table6.D3" office:value-type="string">
            <text:p text:style-name="P4">只读</text:p>
          </table:table-cell>
          <table:table-cell table:style-name="Table6.E3" office:value-type="string">
            <text:p text:style-name="P4">接收数据寄存器：</text:p>
          </table:table-cell>
        </table:table-row>
        <table:table-row table:style-name="Table6.1">
          <table:table-cell table:style-name="Table6.A4" office:value-type="string">
            <text:p text:style-name="P4">0x352</text:p>
          </table:table-cell>
          <table:table-cell table:style-name="Table6.B4" office:value-type="string">
            <text:p text:style-name="P4">CTRL</text:p>
          </table:table-cell>
          <table:table-cell table:style-name="Table6.C4" office:value-type="string">
            <text:p text:style-name="P4">32 bit</text:p>
          </table:table-cell>
          <table:table-cell table:style-name="Table6.D4" office:value-type="string">
            <text:p text:style-name="P4">写/读</text:p>
          </table:table-cell>
          <table:table-cell table:style-name="Table6.E4" office:value-type="string">
            <text:p text:style-name="P4">控制寄存器：</text:p>
          </table:table-cell>
        </table:table-row>
        <table:table-row table:style-name="Table6.1">
          <table:table-cell table:style-name="Table6.A5" office:value-type="string">
            <text:p text:style-name="P4">0x353</text:p>
          </table:table-cell>
          <table:table-cell table:style-name="Table6.B5" office:value-type="string">
            <text:p text:style-name="P4">STA</text:p>
          </table:table-cell>
          <table:table-cell table:style-name="Table6.C5" office:value-type="string">
            <text:p text:style-name="P4">32 bit</text:p>
          </table:table-cell>
          <table:table-cell table:style-name="Table6.D5" office:value-type="string">
            <text:p text:style-name="P4">只读</text:p>
          </table:table-cell>
          <table:table-cell table:style-name="Table6.E5" office:value-type="string">
            <text:p text:style-name="P4">状态寄存器：</text:p>
          </table:table-cell>
        </table:table-row>
      </table:table>
      <text:p text:style-name="P3"/>
      <text:h text:style-name="Heading_20_4" text:outline-level="4">3.3.1 发送数据寄存器TX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">位</text:p>
          </table:table-cell>
          <table:table-cell table:style-name="Table7.A1" office:value-type="string">
            <text:p text:style-name="P4">0-23</text:p>
          </table:table-cell>
          <table:table-cell table:style-name="Table7.C1" office:value-type="string">
            <text:p text:style-name="P4">24:31</text:p>
          </table:table-cell>
        </table:table-row>
        <table:table-row table:style-name="Table7.1">
          <table:table-cell table:style-name="Table7.A2" office:value-type="string">
            <text:p text:style-name="P4">位说明</text:p>
          </table:table-cell>
          <table:table-cell table:style-name="Table7.B2" office:value-type="string">
            <text:p text:style-name="P4">保留</text:p>
          </table:table-cell>
          <table:table-cell table:style-name="Table7.C2" office:value-type="string">
            <text:p text:style-name="P4">待发送数据</text:p>
          </table:table-cell>
        </table:table-row>
      </table:table>
      <text:p text:style-name="P3"/>
      <text:h text:style-name="Heading_20_4" text:outline-level="4">3.3.2 接收数据寄存器RX</text:h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">位</text:p>
          </table:table-cell>
          <table:table-cell table:style-name="Table8.A1" office:value-type="string">
            <text:p text:style-name="P4">0-23</text:p>
          </table:table-cell>
          <table:table-cell table:style-name="Table8.C1" office:value-type="string">
            <text:p text:style-name="P4">24:31</text:p>
          </table:table-cell>
        </table:table-row>
        <table:table-row table:style-name="Table8.1">
          <table:table-cell table:style-name="Table8.A2" office:value-type="string">
            <text:p text:style-name="P4">位说明</text:p>
          </table:table-cell>
          <table:table-cell table:style-name="Table8.B2" office:value-type="string">
            <text:p text:style-name="P4">保留</text:p>
          </table:table-cell>
          <table:table-cell table:style-name="Table8.C2" office:value-type="string">
            <text:p text:style-name="P4">接收数据</text:p>
          </table:table-cell>
        </table:table-row>
      </table:table>
      <text:p text:style-name="P3"/>
      <text:h text:style-name="Heading_20_4" text:outline-level="4">3.3.3 控制寄存器CTR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 table:style-name="Table9.1">
          <table:table-cell table:style-name="Table9.A1" office:value-type="string">
            <text:p text:style-name="P4">位</text:p>
          </table:table-cell>
          <table:table-cell table:style-name="Table9.A1" office:value-type="string">
            <text:p text:style-name="P4">0-26</text:p>
          </table:table-cell>
          <table:table-cell table:style-name="Table9.A1" office:value-type="string">
            <text:p text:style-name="P4">27</text:p>
          </table:table-cell>
          <table:table-cell table:style-name="Table9.A1" office:value-type="string">
            <text:p text:style-name="P4">28</text:p>
          </table:table-cell>
          <table:table-cell table:style-name="Table9.A1" office:value-type="string">
            <text:p text:style-name="P4">29</text:p>
          </table:table-cell>
          <table:table-cell table:style-name="Table9.F1" office:value-type="string">
            <text:p text:style-name="P4">30</text:p>
          </table:table-cell>
          <table:table-cell table:style-name="Table9.G1" office:value-type="string">
            <text:p text:style-name="P4">31</text:p>
          </table:table-cell>
        </table:table-row>
        <table:table-row table:style-name="Table9.1">
          <table:table-cell table:style-name="Table9.A1" office:value-type="string">
            <text:p text:style-name="P4">域说明</text:p>
          </table:table-cell>
          <table:table-cell table:style-name="Table9.B2" office:value-type="string">
            <text:p text:style-name="P4">保留</text:p>
          </table:table-cell>
          <table:table-cell table:style-name="Table9.C2" office:value-type="string">
            <text:p text:style-name="P4">中断请求清除</text:p>
          </table:table-cell>
          <table:table-cell table:style-name="Table9.D2" office:value-type="string">
            <text:p text:style-name="P4">接收中断使能</text:p>
          </table:table-cell>
          <table:table-cell table:style-name="Table9.E2" office:value-type="string">
            <text:p text:style-name="P4">发送中断使能</text:p>
          </table:table-cell>
          <table:table-cell table:style-name="Table9.F2" office:value-type="string">
            <text:p text:style-name="P4">接收关闭</text:p>
          </table:table-cell>
          <table:table-cell table:style-name="Table9.G2" office:value-type="string">
            <text:p text:style-name="P4">发送启动</text:p>
          </table:table-cell>
        </table:table-row>
      </table:table>
      <text:p text:style-name="Standard"><text:span text:style-name="T1">注：1，复位状态为：32</text:span><text:span text:style-name="T1">'h00</text:span><text:span text:style-name="T1">00_0000</text:span></text:p>
      <text:p text:style-name="Standard"><text:span text:style-name="T1"><text:tab/>2，</text:span><text:span text:style-name="T1">bit[</text:span><text:span text:style-name="T1">31</text:span><text:span text:style-name="T1">]/[</text:span><text:span text:style-name="T1">27</text:span><text:span text:style-name="T1">]</text:span><text:span text:style-name="T1">写入“1</text:span><text:span text:style-name="T11">”</text:span><text:span text:style-name="T1">之后自动清零</text:span></text:p>
      <text:p text:style-name="P3"/>
      <text:h text:style-name="Heading_20_4" text:outline-level="4">3.3.4 状态寄存器STA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4">位</text:p>
          </table:table-cell>
          <table:table-cell table:style-name="Table10.A1" office:value-type="string">
            <text:p text:style-name="P4">0-26</text:p>
          </table:table-cell>
          <table:table-cell table:style-name="Table10.A1" office:value-type="string">
            <text:p text:style-name="P4">27</text:p>
          </table:table-cell>
          <table:table-cell table:style-name="Table10.A1" office:value-type="string">
            <text:p text:style-name="P4">28</text:p>
          </table:table-cell>
          <table:table-cell table:style-name="Table10.A1" office:value-type="string">
            <text:p text:style-name="P4">29</text:p>
          </table:table-cell>
          <table:table-cell table:style-name="Table10.F1" office:value-type="string">
            <text:p text:style-name="P4">30</text:p>
          </table:table-cell>
          <table:table-cell table:style-name="Table10.G1" office:value-type="string">
            <text:p text:style-name="P4">31</text:p>
          </table:table-cell>
        </table:table-row>
        <table:table-row table:style-name="Table10.1">
          <table:table-cell table:style-name="Table10.A1" office:value-type="string">
            <text:p text:style-name="P4">域说明</text:p>
          </table:table-cell>
          <table:table-cell table:style-name="Table10.B2" office:value-type="string">
            <text:p text:style-name="P4">保留</text:p>
          </table:table-cell>
          <table:table-cell table:style-name="Table10.C2" office:value-type="string">
            <text:p text:style-name="P4">接收中断请求：1表示接收完成一个字节</text:p>
          </table:table-cell>
          <table:table-cell table:style-name="Table10.D2" office:value-type="string">
            <text:p text:style-name="P4">发送中断请求：1表示前一个字节发送完成</text:p>
          </table:table-cell>
          <table:table-cell table:style-name="Table10.E2" office:value-type="string">
            <text:p text:style-name="P4">中断请求：1表示存在发送和接收完成的中断请求</text:p>
          </table:table-cell>
          <table:table-cell table:style-name="Table10.F2" office:value-type="string">
            <text:p text:style-name="P4">接收状态：1表示接收中，0表示空闲</text:p>
          </table:table-cell>
          <table:table-cell table:style-name="Table10.G2" office:value-type="string">
            <text:p text:style-name="P4">发送状态：1表示忙，0表示空闲</text:p>
          </table:table-cell>
        </table:table-row>
      </table:table>
      <text:p text:style-name="P3">编程注意事项：STA的使用，在读取STA状态之前，必须插入3条不影响STA状态的指令，以等待STA更新完成。</text:p>
      <text:p text:style-name="P3"/>
      <text:h text:style-name="Heading_20_4" text:outline-level="4">3.3.5 Uartlite编程示例</text:h>
      <text:p text:style-name="P3">Uartlite编程示例1－发送字符</text:p>
      <text:p text:style-name="Standard"><text:span text:style-name="T3"><text:s text:c="4"/></text:span><text:span text:style-name="T5">addis r4, r0, ASCI</text:span><text:span text:style-name="T5">I</text:span><text:span text:style-name="T5">_O@h</text:span></text:p>
      <text:p text:style-name="Standard"><text:span text:style-name="T7"><text:s text:c="4"/></text:span><text:span text:style-name="T5">ori r4, r4, ASCI</text:span><text:span text:style-name="T5">I</text:span><text:span text:style-name="T5">_O@l</text:span></text:p>
      <text:p text:style-name="Standard"><text:span text:style-name="T7"><text:s text:c="4"/></text:span><text:span text:style-name="T5">mt</text:span><text:span text:style-name="T5">dc</text:span><text:span text:style-name="T5">r </text:span><text:span text:style-name="T5">DCR</text:span><text:span text:style-name="T5">N_DSUTX, r4 <text:s text:c="2"/></text:span><text:span text:style-name="T5"><text:tab/></text:span><text:span text:style-name="T5">// data ready</text:span></text:p>
      <text:p text:style-name="Standard"><text:span text:style-name="T7"><text:s text:c="4"/></text:span><text:span text:style-name="T5">mf</text:span><text:span text:style-name="T5">dc</text:span><text:span text:style-name="T5">r r5, </text:span><text:span text:style-name="T5">DCR</text:span><text:span text:style-name="T5">N_DSUSTA</text:span></text:p>
      <text:p text:style-name="P6"><text:span text:style-name="T12"><text:s text:c="4"/></text:span>andi. r5, r5, DSUTX_BUSY</text:p>
      <text:p text:style-name="Standard"><text:span text:style-name="T7"><text:s text:c="4"/></text:span><text:span text:style-name="T5">bne (-8) <text:s text:c="16"/></text:span><text:span text:style-name="T5"><text:tab/></text:span><text:span text:style-name="T5">// check </text:span><text:span text:style-name="T5">transmitter status, </text:span><text:span text:style-name="T5">if busy, wait</text:span><text:span text:style-name="T5">ing</text:span></text:p>
      <text:p text:style-name="P6"><text:span text:style-name="T12"><text:s text:c="4"/></text:span>addis r6, r0, DSUTX_GO@h</text:p>
      <text:p text:style-name="Standard"><text:span text:style-name="T7"><text:s text:c="4"/></text:span><text:span text:style-name="T8">ori r6, r6, DSUTX_GO@l</text:span></text:p>
      <text:p text:style-name="Standard"><text:span text:style-name="T9"><text:s text:c="4"/></text:span><text:span text:style-name="T5">mt</text:span><text:span text:style-name="T5">dc</text:span><text:span text:style-name="T5">r </text:span><text:span text:style-name="T5">DCR</text:span><text:span text:style-name="T5">N_DSUCTRL, r6<text:tab/></text:span><text:span text:style-name="T5"><text:tab/></text:span><text:span text:style-name="T5">// send tx command to register dsu_ctrl</text:span></text:p>
      <text:p text:style-name="P10">上述示例为发送ASCII码“O<text:span text:style-name="T10">”</text:span>（ASCII_O）工作流程：首先将要发送数据写入发送寄存器TX，然后查询发送状态，如果忙则等待上一个发送完成，最后<text:soft-page-break/>将发送命令写入控制寄存器CTRL。注意，当uartlite正在发送中，接收到新的发送数据时，对当前发送不会产生影响。</text:p>
      <text:p text:style-name="P3">Uartlite编程示例2－接收字符：<text:span text:style-name="T12"> </text:span></text:p>
      <text:p text:style-name="Standard"><text:span text:style-name="T3"><text:s text:c="4"/></text:span><text:span text:style-name="T5">mf</text:span><text:span text:style-name="T5">dc</text:span><text:span text:style-name="T5">r r5, </text:span><text:span text:style-name="T5">DCR</text:span><text:span text:style-name="T5">N_DSUSTA</text:span></text:p>
      <text:p text:style-name="P6"><text:span text:style-name="T12"><text:s text:c="4"/></text:span>andi. r5, r5, DSURX_DONE</text:p>
      <text:p text:style-name="Standard"><text:span text:style-name="T7"><text:s text:c="4"/></text:span><text:span text:style-name="T5">beq (-8) <text:s text:c="10"/></text:span><text:span text:style-name="T5"><text:tab/><text:tab/><text:tab/></text:span><text:span text:style-name="T5">// check rx_done bit of </text:span><text:span text:style-name="T5">STA</text:span><text:span text:style-name="T5">; if no rx, wait</text:span></text:p>
      <text:p text:style-name="P6"><text:span text:style-name="T12"><text:s text:c="4"/></text:span>addis r7, r0, DSUIRT_CLEAR@h</text:p>
      <text:p text:style-name="Standard"><text:span text:style-name="T7"><text:s text:c="4"/></text:span><text:span text:style-name="T8">ori r7, r7, DSUIRT_CLEAR@l</text:span></text:p>
      <text:p text:style-name="Standard"><text:span text:style-name="T9"><text:s text:c="4"/></text:span><text:span text:style-name="T5">mt</text:span><text:span text:style-name="T5">dc</text:span><text:span text:style-name="T5">r </text:span><text:span text:style-name="T5">DC</text:span><text:span text:style-name="T5">RN_DSUCTRL, r7 <text:s/></text:span><text:span text:style-name="T5"><text:tab/></text:span><text:span text:style-name="T5">// clear rx_done bit of </text:span><text:span text:style-name="T5">STA</text:span><text:span text:style-name="T5"> via clear interrupt</text:span></text:p>
      <text:p text:style-name="P10">上述示例为发送ASCII码“O<text:span text:style-name="T10">”</text:span>（ASCII_O）工作流程：首先查询发送状态，如果忙则等待上一个发送完成，然后将要发送数据写入发送寄存器TX，将发送命令写入控制寄存器CTRL。完整示例可参考汇编测试文件。</text:p>
      <text:p text:style-name="P10">注意事项：1，目前uartlite工作在polling模式下，中断使能未使用。2，由软件负责流控管理等，即如果处理器不对接收数据处理，下一个接收完成时将覆盖之前数据；接收完成一个字符之后，处理器必须清除接收完成标志，以便下次接收。</text:p>
      <text:h text:style-name="Heading_20_2" text:outline-level="2">4, zCore实现指南</text:h>
      <text:p text:style-name="P3"><text:tab/>经过验证的流程采用Synplify 9.6.2和ISE 9.1-EDF实现流程，仿真软件为Modelsim 6.1f。</text:p>
      <text:p text:style-name="P3"><text:tab/>Pippo的PSS系统初步实现结果如下表：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4">Design</text:p>
          </table:table-cell>
          <table:table-cell table:style-name="Table11.A1" office:value-type="string">
            <text:p text:style-name="P4">Frequency</text:p>
          </table:table-cell>
          <table:table-cell table:style-name="Table11.A1" office:value-type="string">
            <text:p text:style-name="P4">Resource</text:p>
          </table:table-cell>
          <table:table-cell table:style-name="Table11.D1" office:value-type="string">
            <text:p text:style-name="P4">Device</text:p>
          </table:table-cell>
        </table:table-row>
        <table:table-row table:style-name="Table11.1">
          <table:table-cell table:style-name="Table11.A1" office:value-type="string">
            <text:p text:style-name="P4">pippo_core</text:p>
          </table:table-cell>
          <table:table-cell table:style-name="Table11.B2" office:value-type="string">
            <text:p text:style-name="P4">92.6MHz</text:p>
          </table:table-cell>
          <table:table-cell table:style-name="Table11.C2" office:value-type="string">
            <text:p text:style-name="P4">RegBits: 2369(8%); DPRams(RAM32X1D):96; BMUL:4; LUTs: 6857(23%)</text:p>
          </table:table-cell>
          <table:table-cell table:style-name="Table11.D2" office:value-type="string">
            <text:p text:style-name="P4">Xilinx Virtex II Pro 30</text:p>
            <text:p text:style-name="P8"><text:span text:style-name="T1">X</text:span><text:span text:style-name="T1">c2vp30fg676-7</text:span></text:p>
          </table:table-cell>
        </table:table-row>
        <table:table-row table:style-name="Table11.1">
          <table:table-cell table:style-name="Table11.A1" office:value-type="string">
            <text:p text:style-name="P4">pippo_core</text:p>
          </table:table-cell>
          <table:table-cell table:style-name="Table11.B3" office:value-type="string">
            <text:p text:style-name="P4">40.9MHz</text:p>
          </table:table-cell>
          <table:table-cell table:style-name="Table11.C3" office:value-type="string">
            <text:p text:style-name="P8"><text:span text:style-name="T1">R</text:span><text:span text:style-name="T1">egBits: 1751 (7%); DPRams (RAM16X1D): 192; BRams: 2 of 28 (7%); LUTs: 7145 (32%)</text:span></text:p>
          </table:table-cell>
          <table:table-cell table:style-name="Table11.D3" office:value-type="string">
            <text:p text:style-name="P4">Xilinx Sparton 3S</text:p>
            <text:p text:style-name="P4">xc3s1200eft256-4</text:p>
          </table:table-cell>
        </table:table-row>
        <table:table-row table:style-name="Table11.1">
          <table:table-cell table:style-name="Table11.A1" office:value-type="string">
            <text:p text:style-name="P4">top_pss (iocm/docm)</text:p>
          </table:table-cell>
          <table:table-cell table:style-name="Table11.B4" office:value-type="string">
            <text:p text:style-name="P4">88.7MHz</text:p>
          </table:table-cell>
          <table:table-cell table:style-name="Table11.C4" office:value-type="string">
            <text:p text:style-name="P4">RegBits: 2203(7%); DPRams(RAM32X1D):96; BRams: 72(52%); BMUL:4; LUTs: 6591(22%)</text:p>
          </table:table-cell>
          <table:table-cell table:style-name="Table11.D4" office:value-type="string">
            <text:p text:style-name="P4">Xilinx Virtex II Pro 30</text:p>
            <text:p text:style-name="P8"><text:span text:style-name="T1">X</text:span><text:span text:style-name="T1">c2vp30fg676-7</text:span></text:p>
          </table:table-cell>
        </table:table-row>
        <table:table-row table:style-name="Table11.1">
          <table:table-cell table:style-name="Table11.A1" office:value-type="string">
            <text:p text:style-name="P4">top_pss(uocm)</text:p>
          </table:table-cell>
          <table:table-cell table:style-name="Table11.B5" office:value-type="string">
            <text:p text:style-name="P4">75MHz</text:p>
          </table:table-cell>
          <table:table-cell table:style-name="Table11.C5" office:value-type="string">
            <text:p text:style-name="P4">RegBits: 2510(8%); DPRams(RAM32X1D):96; BRams: 8(5%); BMUL:4; LUTs: 6891(23%)</text:p>
          </table:table-cell>
          <table:table-cell table:style-name="Table11.D5" office:value-type="string">
            <text:p text:style-name="P4">Xilinx Virtex II Pro 30</text:p>
            <text:p text:style-name="P8"><text:span text:style-name="T1">X</text:span><text:span text:style-name="T1">c2vp30fg676-7</text:span></text:p>
          </table:table-cell>
        </table:table-row>
      </table:table>
      <text:p text:style-name="P7"><text:s text:c="3"/></text:p>
      <text:h text:style-name="Heading_20_2" text:outline-level="2"><text:soft-page-break/>5, zCore集成指南</text:h>
      <text:p text:style-name="Standard"><draw:frame draw:style-name="fr2" draw:name="Object2" text:anchor-type="as-char" svg:width="5.2508in" svg:height="3.8362in" draw:z-index="1"><draw:object-ole xlink:href="./Object 2" xlink:type="simple" xlink:show="embed" xlink:actuate="onLoad"/><draw:image xlink:href="./ObjectReplacements/Object 2" xlink:type="simple" xlink:show="embed" xlink:actuate="onLoad"/></draw:frame></text:p>
      <text:p text:style-name="P3"><text:tab/>参考SoC如上图所示，PSS通过CBU（Core Bridge Unit）支持各种片上互连协议，其他集成的外围模块包括UART16550，存储控制器，以太MAC控制器和SPI/I2C等。</text:p>
      <text:p text:style-name="P3"><text:tab/>其他进一步规范待补充</text:p>
      <text:h text:style-name="Heading_20_3" text:outline-level="3">5.1 内核桥接单元CBU</text:h>
      <text:p text:style-name="P3"><text:tab/>目前CBU为完成集成和验证</text:p>
      <text:h text:style-name="Heading_20_3" text:outline-level="3">5.2 参考SoC</text:h>
      <text:p text:style-name="Standard"><text:span text:style-name="T1"><text:tab/>目前未完成CBU的Wishbone桥接和AMBA桥接。</text:span></text:p>
      <text:h text:style-name="Heading_20_2" text:outline-level="2">6, FPGA平台使用指南</text:h>
      <text:p text:style-name="P9"><text:span text:style-name="T1">XUPv2P平台基于Xilinx的XUPv2P开发板[3]。目前已验证zCore的实际运行和UART文件下载等功能。详细试用可参考/board目录源代码。</text:span></text:p>
      <text:h text:style-name="Heading_20_2" text:outline-level="2"><text:soft-page-break/>参考文档</text:h>
      <text:p text:style-name="Standard"><text:span text:style-name="T1">[1]</text:span><text:span text:style-name="T1"> The IBM PowerPC Embedded Environment: Architectural Specifications for IBM PowerPC Embedded Controllers</text:span><text:span text:style-name="T1">, Version 1.0</text:span></text:p>
      <text:p text:style-name="Standard"><text:span text:style-name="T1">[2]</text:span><text:span text:style-name="T1"> PPC405-S Embedded Processor Core User’s Manual</text:span><text:span text:style-name="T1">,</text:span><text:span text:style-name="T1"> Version 1.0</text:span></text:p>
      <text:p text:style-name="Standard"><text:span text:style-name="T1">[3] </text:span><text:span text:style-name="T1">X</text:span><text:span text:style-name="T1">UP</text:span><text:span text:style-name="T1"> Virtex-II Pro Development System Hardware Reference Manual</text:span></text:p>
      <text:h text:style-name="Heading_20_2" text:outline-level="2">附录A：PPC405指令集</text:h>
      <text:p text:style-name="P3">按照功能分类，IBM ppc405实现的指令集概括如下：</text:p>
      <text:h text:style-name="Heading_20_3" text:outline-level="3">a.1 算术和逻辑运算指令</text:h>
      <text:p text:style-name="P3">算术和逻辑运算指令包括three-operand格式和two-operand格式，以及立即数格式。[o]表示指令包含更新XER[SO, OV]的“o<text:span text:style-name="T10">”</text:span>格式，和“non-o<text:span text:style-name="T10">”</text:span>格式；[.[表示指令包含更新CR[CR0]的“record<text:span text:style-name="T10">”</text:span>格式，和“non-record<text:span text:style-name="T10">”</text:span>格式。其中有24条加法指令，加法指令21条，乘法指令9条，除法指令8条和4条负数指令，共64条算术运算指令，以及28条逻辑运算指令。注意：addic.，andi.和andis.指令编码不包含Rc域[.]</text:p>
      <text:p text:style-name="P3">算术运算指令如下表所示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P4">Add</text:p>
          </table:table-cell>
          <table:table-cell table:style-name="Table12.A1" office:value-type="string">
            <text:p text:style-name="P4">Subtract</text:p>
          </table:table-cell>
          <table:table-cell table:style-name="Table12.A1" office:value-type="string">
            <text:p text:style-name="P4">Multiply</text:p>
          </table:table-cell>
          <table:table-cell table:style-name="Table12.A1" office:value-type="string">
            <text:p text:style-name="P4">Divide</text:p>
          </table:table-cell>
          <table:table-cell table:style-name="Table12.E1" office:value-type="string">
            <text:p text:style-name="P4">Negate</text:p>
          </table:table-cell>
        </table:table-row>
        <table:table-row table:style-name="Table12.1">
          <table:table-cell table:style-name="Table12.A2" office:value-type="string">
            <text:p text:style-name="P4">add[o][.]</text:p>
            <text:p text:style-name="P4">addc[o][.]</text:p>
            <text:p text:style-name="P4">adde[o][.]</text:p>
            <text:p text:style-name="P4">addi</text:p>
            <text:p text:style-name="P4">addic[.]</text:p>
            <text:p text:style-name="P4">addis</text:p>
            <text:p text:style-name="P4">addme[o][.]</text:p>
            <text:p text:style-name="P4">addze[o][.]</text:p>
          </table:table-cell>
          <table:table-cell table:style-name="Table12.B2" office:value-type="string">
            <text:p text:style-name="P4">subf[o][.]</text:p>
            <text:p text:style-name="P4">subfc[o][.]</text:p>
            <text:p text:style-name="P4">subfe[o][.]</text:p>
            <text:p text:style-name="P4">subfic</text:p>
            <text:p text:style-name="P4">subfme[o][.]</text:p>
            <text:p text:style-name="P4">subfze[o][.]</text:p>
          </table:table-cell>
          <table:table-cell table:style-name="Table12.C2" office:value-type="string">
            <text:p text:style-name="P4">mulhw[.]</text:p>
            <text:p text:style-name="P4">mulhwu[.]</text:p>
            <text:p text:style-name="P4">mulli</text:p>
            <text:p text:style-name="P4">mullw[o][.]</text:p>
          </table:table-cell>
          <table:table-cell table:style-name="Table12.D2" office:value-type="string">
            <text:p text:style-name="P4">divw[o][.]</text:p>
            <text:p text:style-name="P4">divwu[o][.]</text:p>
          </table:table-cell>
          <table:table-cell table:style-name="Table12.E2" office:value-type="string">
            <text:p text:style-name="P4">neg[o][.]</text:p>
          </table:table-cell>
        </table:table-row>
      </table:table>
      <text:p text:style-name="P3">逻辑运算指令如下表所示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B"/>
        <table:table-column table:style-name="Table13.F" table:number-columns-repeated="2"/>
        <table:table-column table:style-name="Table13.A"/>
        <table:table-column table:style-name="Table13.I"/>
        <table:table-row table:style-name="Table13.1">
          <table:table-cell table:style-name="Table13.A1" office:value-type="string">
            <text:p text:style-name="P4">And</text:p>
          </table:table-cell>
          <table:table-cell table:style-name="Table13.B1" office:value-type="string">
            <text:p text:style-name="P4">And with </text:p>
            <text:p text:style-name="P4">Complement</text:p>
          </table:table-cell>
          <table:table-cell table:style-name="Table13.B1" office:value-type="string">
            <text:p text:style-name="P4">Nand</text:p>
          </table:table-cell>
          <table:table-cell table:style-name="Table13.B1" office:value-type="string">
            <text:p text:style-name="P4">Or</text:p>
          </table:table-cell>
          <table:table-cell table:style-name="Table13.B1" office:value-type="string">
            <text:p text:style-name="P4">Or with</text:p>
            <text:p text:style-name="P4">Complement</text:p>
          </table:table-cell>
          <table:table-cell table:style-name="Table13.B1" office:value-type="string">
            <text:p text:style-name="P4">Nor</text:p>
          </table:table-cell>
          <table:table-cell table:style-name="Table13.B1" office:value-type="string">
            <text:p text:style-name="P4">Xor</text:p>
          </table:table-cell>
          <table:table-cell table:style-name="Table13.B1" office:value-type="string">
            <text:p text:style-name="P4">Eqv</text:p>
          </table:table-cell>
          <table:table-cell table:style-name="Table13.I1" office:value-type="string">
            <text:p text:style-name="P4">Misc</text:p>
          </table:table-cell>
        </table:table-row>
        <table:table-row table:style-name="Table13.1">
          <table:table-cell table:style-name="Table13.A2" office:value-type="string">
            <text:p text:style-name="P4">and[.]</text:p>
            <text:p text:style-name="P4">andi.</text:p>
            <text:p text:style-name="P4">andis.</text:p>
          </table:table-cell>
          <table:table-cell table:style-name="Table13.B2" office:value-type="string">
            <text:p text:style-name="P4">andc[.]</text:p>
          </table:table-cell>
          <table:table-cell table:style-name="Table13.C2" office:value-type="string">
            <text:p text:style-name="P4">nand[.]</text:p>
          </table:table-cell>
          <table:table-cell table:style-name="Table13.D2" office:value-type="string">
            <text:p text:style-name="P4">or[.]</text:p>
            <text:p text:style-name="P4">ori</text:p>
            <text:p text:style-name="P4">oris</text:p>
          </table:table-cell>
          <table:table-cell table:style-name="Table13.E2" office:value-type="string">
            <text:p text:style-name="P4">orc[.]</text:p>
          </table:table-cell>
          <table:table-cell table:style-name="Table13.F2" office:value-type="string">
            <text:p text:style-name="P4">nor[.]</text:p>
          </table:table-cell>
          <table:table-cell table:style-name="Table13.G2" office:value-type="string">
            <text:p text:style-name="P4">xor[.]</text:p>
            <text:p text:style-name="P4">xori</text:p>
            <text:p text:style-name="P4">xoris</text:p>
          </table:table-cell>
          <table:table-cell table:style-name="Table13.H2" office:value-type="string">
            <text:p text:style-name="P4">eqv[.]</text:p>
          </table:table-cell>
          <table:table-cell table:style-name="Table13.I2" office:value-type="string">
            <text:p text:style-name="P4">extsb[.]</text:p>
            <text:p text:style-name="P4">extsh[.]</text:p>
            <text:p text:style-name="P4">cntlzw[.]</text:p>
          </table:table-cell>
        </table:table-row>
      </table:table>
      <text:p text:style-name="P3"/>
      <text:h text:style-name="Heading_20_3" text:outline-level="3"><text:soft-page-break/>a.2 比较指令</text:h>
      <text:p text:style-name="P3">比较指令用于对两个操作数进行算术或逻辑比较，并根据结果设置CR。共有4条指令。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4">Arithmetic</text:p>
          </table:table-cell>
          <table:table-cell table:style-name="Table14.B1" office:value-type="string">
            <text:p text:style-name="P4">Logical</text:p>
          </table:table-cell>
        </table:table-row>
        <table:table-row table:style-name="Table14.1">
          <table:table-cell table:style-name="Table14.A2" office:value-type="string">
            <text:p text:style-name="P4">cmp</text:p>
            <text:p text:style-name="P4">cmpi</text:p>
          </table:table-cell>
          <table:table-cell table:style-name="Table14.B2" office:value-type="string">
            <text:p text:style-name="P4">cmpl</text:p>
            <text:p text:style-name="P4">cmpli</text:p>
          </table:table-cell>
        </table:table-row>
      </table:table>
      <text:p text:style-name="P3"/>
      <text:h text:style-name="Heading_20_3" text:outline-level="3">a.3 循环移位指令</text:h>
      <text:p text:style-name="P3">共14条指令。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4">Rotate</text:p>
          </table:table-cell>
          <table:table-cell table:style-name="Table15.B1" office:value-type="string">
            <text:p text:style-name="P4">Shift</text:p>
          </table:table-cell>
        </table:table-row>
        <table:table-row table:style-name="Table15.1">
          <table:table-cell table:style-name="Table15.A2" office:value-type="string">
            <text:p text:style-name="P4">rlwimi[.]</text:p>
            <text:p text:style-name="P4">rlwinm[.]</text:p>
            <text:p text:style-name="P4">rlwnm[.]</text:p>
          </table:table-cell>
          <table:table-cell table:style-name="Table15.B2" office:value-type="string">
            <text:p text:style-name="P4">slw[.]</text:p>
            <text:p text:style-name="P4">sraw[.]</text:p>
            <text:p text:style-name="P4">srawi[.]</text:p>
            <text:p text:style-name="P4">srw[.]</text:p>
          </table:table-cell>
        </table:table-row>
      </table:table>
      <text:p text:style-name="P3"/>
      <text:h text:style-name="Heading_20_3" text:outline-level="3">a.4 CR逻辑指令</text:h>
      <text:p text:style-name="P3">共有9条指令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4">crand</text:p>
            <text:p text:style-name="P4">crandc</text:p>
            <text:p text:style-name="P4">creqv</text:p>
            <text:p text:style-name="P4">crnand</text:p>
            <text:p text:style-name="P4">crnor</text:p>
            <text:p text:style-name="P4">cror</text:p>
            <text:p text:style-name="P4">crorc</text:p>
            <text:p text:style-name="P4">crxor</text:p>
            <text:p text:style-name="P4">mcrf</text:p>
          </table:table-cell>
        </table:table-row>
      </table:table>
      <text:p text:style-name="P3"/>
      <text:h text:style-name="Heading_20_3" text:outline-level="3">a.5 分支指令</text:h>
      <text:p text:style-name="P3">分支指令能无条件或者在一定条件下跳转到任意地址。条件分支指令首先测试先前指令设定的条件码，条件分支指令也能改变和测试CTR寄存器，也能将返回<text:soft-page-break/>地址存入LR寄存器。条件分支的目标地址既可以来自当前地址或绝对地址的变换，也可以来自LR或CTR。共有4条无条件跳转指令和8条条件跳转指令。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4">Unconditional</text:p>
          </table:table-cell>
          <table:table-cell table:style-name="Table17.B1" office:value-type="string">
            <text:p text:style-name="P4">Conditional</text:p>
          </table:table-cell>
        </table:table-row>
        <table:table-row table:style-name="Table17.1">
          <table:table-cell table:style-name="Table17.A2" office:value-type="string">
            <text:p text:style-name="P4">b</text:p>
            <text:p text:style-name="P4">ba</text:p>
            <text:p text:style-name="P4">bl</text:p>
            <text:p text:style-name="P4">bla</text:p>
          </table:table-cell>
          <table:table-cell table:style-name="Table17.B2" office:value-type="string">
            <text:p text:style-name="P4">bc</text:p>
            <text:p text:style-name="P4">bca</text:p>
            <text:p text:style-name="P4">bcl</text:p>
            <text:p text:style-name="P4">bcla</text:p>
            <text:p text:style-name="P4">bcctr</text:p>
            <text:p text:style-name="P4">bcctrl</text:p>
            <text:p text:style-name="P4">bclr</text:p>
            <text:p text:style-name="P4">bclrl</text:p>
          </table:table-cell>
        </table:table-row>
      </table:table>
      <text:p text:style-name="P3"/>
      <text:h text:style-name="Heading_20_3" text:outline-level="3">a.6 访存指令</text:h>
      <text:p text:style-name="P3">访存指令用于在存储器和GPR之间传输数据，操作数包括字节bytes，半字halfwords和字words。另外，访存指令还支持loading or storing multiple registers, character strings和byte-reversed data等。共有22条Load指令和18条Store指令。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C"/>
        <table:table-column table:style-name="Table18.D"/>
        <table:table-column table:style-name="Table18.I"/>
        <table:table-row table:style-name="Table18.1">
          <table:table-cell table:style-name="Table18.A1" table:number-columns-spanned="5" office:value-type="string">
            <text:p text:style-name="P4">Loads</text:p>
          </table:table-cell>
          <table:covered-table-cell/>
          <table:covered-table-cell/>
          <table:covered-table-cell/>
          <table:covered-table-cell/>
          <table:table-cell table:style-name="Table18.F1" table:number-columns-spanned="4" office:value-type="string">
            <text:p text:style-name="P4">Stores</text:p>
          </table:table-cell>
          <table:covered-table-cell/>
          <table:covered-table-cell/>
          <table:covered-table-cell/>
        </table:table-row>
        <table:table-row table:style-name="Table18.2">
          <table:table-cell table:style-name="Table18.A2" office:value-type="string">
            <text:p text:style-name="P4">Byte</text:p>
          </table:table-cell>
          <table:table-cell table:style-name="Table18.A2" office:value-type="string">
            <text:p text:style-name="P4">Halfword </text:p>
            <text:p text:style-name="P4">Algebraic</text:p>
          </table:table-cell>
          <table:table-cell table:style-name="Table18.A2" office:value-type="string">
            <text:p text:style-name="P4">Halfword</text:p>
          </table:table-cell>
          <table:table-cell table:style-name="Table18.A2" office:value-type="string">
            <text:p text:style-name="P4">Multiple</text:p>
            <text:p text:style-name="P4">And </text:p>
            <text:p text:style-name="P4">String</text:p>
          </table:table-cell>
          <table:table-cell table:style-name="Table18.A2" office:value-type="string">
            <text:p text:style-name="P4">Word</text:p>
          </table:table-cell>
          <table:table-cell table:style-name="Table18.A2" office:value-type="string">
            <text:p text:style-name="P4">Byte</text:p>
          </table:table-cell>
          <table:table-cell table:style-name="Table18.A2" office:value-type="string">
            <text:p text:style-name="P4">Halfword</text:p>
          </table:table-cell>
          <table:table-cell table:style-name="Table18.A2" office:value-type="string">
            <text:p text:style-name="P4">Multiple</text:p>
            <text:p text:style-name="P4">And </text:p>
            <text:p text:style-name="P4">String</text:p>
          </table:table-cell>
          <table:table-cell table:style-name="Table18.I2" office:value-type="string">
            <text:p text:style-name="P4">Word</text:p>
          </table:table-cell>
        </table:table-row>
        <table:table-row table:style-name="Table18.2">
          <table:table-cell table:style-name="Table18.A3" office:value-type="string">
            <text:p text:style-name="P4">lbz</text:p>
            <text:p text:style-name="P4">lbzu</text:p>
            <text:p text:style-name="P4">lbzux</text:p>
            <text:p text:style-name="P4">lbzx</text:p>
          </table:table-cell>
          <table:table-cell table:style-name="Table18.B3" office:value-type="string">
            <text:p text:style-name="P4">lha</text:p>
            <text:p text:style-name="P4">lhau</text:p>
            <text:p text:style-name="P4">lhaux</text:p>
            <text:p text:style-name="P4">lhax</text:p>
          </table:table-cell>
          <table:table-cell table:style-name="Table18.C3" office:value-type="string">
            <text:p text:style-name="P4">lhbrx</text:p>
            <text:p text:style-name="P4">lhz</text:p>
            <text:p text:style-name="P4">lhzu</text:p>
            <text:p text:style-name="P4">lhzux</text:p>
            <text:p text:style-name="P4">lhzx</text:p>
          </table:table-cell>
          <table:table-cell table:style-name="Table18.D3" office:value-type="string">
            <text:p text:style-name="P4">lmw</text:p>
            <text:p text:style-name="P4">lswi</text:p>
            <text:p text:style-name="P4">lswx</text:p>
          </table:table-cell>
          <table:table-cell table:style-name="Table18.E3" office:value-type="string">
            <text:p text:style-name="P4">lwarx</text:p>
            <text:p text:style-name="P4">lwbrx</text:p>
            <text:p text:style-name="P4">lwz</text:p>
            <text:p text:style-name="P4">lwzu</text:p>
            <text:p text:style-name="P4">lwzux</text:p>
            <text:p text:style-name="P4">lwzx</text:p>
          </table:table-cell>
          <table:table-cell table:style-name="Table18.F3" office:value-type="string">
            <text:p text:style-name="P4">stb</text:p>
            <text:p text:style-name="P4">stbu</text:p>
            <text:p text:style-name="P4">stbux</text:p>
            <text:p text:style-name="P4">stbx</text:p>
          </table:table-cell>
          <table:table-cell table:style-name="Table18.G3" office:value-type="string">
            <text:p text:style-name="P4">sth</text:p>
            <text:p text:style-name="P4">sthbrx</text:p>
            <text:p text:style-name="P4">sthu</text:p>
            <text:p text:style-name="P4">sthux</text:p>
            <text:p text:style-name="P4">sthx</text:p>
          </table:table-cell>
          <table:table-cell table:style-name="Table18.H3" office:value-type="string">
            <text:p text:style-name="P4">stmw</text:p>
            <text:p text:style-name="P4">stswi</text:p>
            <text:p text:style-name="P4">stswx</text:p>
          </table:table-cell>
          <table:table-cell table:style-name="Table18.I3" office:value-type="string">
            <text:p text:style-name="P4">stw</text:p>
            <text:p text:style-name="P4">stwbrx</text:p>
            <text:p text:style-name="P4">stwu</text:p>
            <text:p text:style-name="P4">stwux</text:p>
            <text:p text:style-name="P4">stwx</text:p>
            <text:p text:style-name="P4">stwcx.</text:p>
          </table:table-cell>
        </table:table-row>
      </table:table>
      <text:p text:style-name="P3"/>
      <text:h text:style-name="Heading_20_3" text:outline-level="3">a.7 中断控制指令</text:h>
      <text:p text:style-name="P3">中断控制指令用于在GPR和MSR之间传输数据，从中断返回，使能或关闭maskable external interrupts。共有6条指令。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4">mfmsr</text:p>
            <text:p text:style-name="P4">mtmsr</text:p>
            <text:p text:style-name="P4">rfi</text:p>
            <text:p text:style-name="P4">rfic</text:p>
            <text:p text:style-name="P4">wrtee</text:p>
            <text:p text:style-name="P4">wrteei</text:p>
          </table:table-cell>
        </table:table-row>
      </table:table>
      <text:p text:style-name="P3"><text:soft-page-break/></text:p>
      <text:h text:style-name="Heading_20_3" text:outline-level="3">a.8 处理器管理指令</text:h>
      <text:p text:style-name="P3">处理器管理指令用于在GPR和SPR之间交换数据，提供Traps，system calls和同步控制。注意DCR相关指令的实现待定。共有14条指令。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4">eieio</text:p>
            <text:p text:style-name="P4">isync</text:p>
            <text:p text:style-name="P4">sync</text:p>
          </table:table-cell>
          <table:table-cell table:style-name="Table20.A1" office:value-type="string">
            <text:p text:style-name="P4">mcrxr</text:p>
            <text:p text:style-name="P4">mfcr</text:p>
            <text:p text:style-name="P4">mfdcr</text:p>
            <text:p text:style-name="P4">mfspr</text:p>
            <text:p text:style-name="P4">mftb</text:p>
          </table:table-cell>
          <table:table-cell table:style-name="Table20.C1" office:value-type="string">
            <text:p text:style-name="P4">mtcrf</text:p>
            <text:p text:style-name="P4">mtdcr</text:p>
            <text:p text:style-name="P4">mtspr</text:p>
            <text:p text:style-name="P4">sc</text:p>
            <text:p text:style-name="P4">tw</text:p>
            <text:p text:style-name="P4">twi</text:p>
          </table:table-cell>
        </table:table-row>
      </table:table>
      <text:p text:style-name="P3"/>
      <text:h text:style-name="Heading_20_3" text:outline-level="3">a.9 缓存控制指令（暂未支持）</text:h>
      <text:p text:style-name="P3">缓存控制指令和以下的TLB管理指令暂未在pippo中实现。在Pippo的实现中，暂时按照NOP执行；共有4条指令缓存指令和9条数据缓存指令。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4">D-cache</text:p>
          </table:table-cell>
          <table:table-cell table:style-name="Table21.B1" office:value-type="string">
            <text:p text:style-name="P4">I-Cache</text:p>
          </table:table-cell>
        </table:table-row>
        <table:table-row table:style-name="Table21.1">
          <table:table-cell table:style-name="Table21.A2" office:value-type="string">
            <text:p text:style-name="P4">dcba</text:p>
            <text:p text:style-name="P4">dcbf</text:p>
            <text:p text:style-name="P4">dcbi</text:p>
            <text:p text:style-name="P4">dcbst</text:p>
            <text:p text:style-name="P4">dcbt</text:p>
            <text:p text:style-name="P4">dcbtst</text:p>
            <text:p text:style-name="P4">dcbz</text:p>
            <text:p text:style-name="P4">dccci</text:p>
            <text:p text:style-name="P4">dcread</text:p>
          </table:table-cell>
          <table:table-cell table:style-name="Table21.B2" office:value-type="string">
            <text:p text:style-name="P4">icbi</text:p>
            <text:p text:style-name="P4">icbt</text:p>
            <text:p text:style-name="P4">iccci</text:p>
            <text:p text:style-name="P4">icread</text:p>
          </table:table-cell>
        </table:table-row>
      </table:table>
      <text:p text:style-name="P3"/>
      <text:h text:style-name="Heading_20_3" text:outline-level="3">a.10 TLB管理指令（暂未支持）</text:h>
      <text:p text:style-name="P3">TLB管理指令用于访问MMU中TLB的条项，搜索TLB阵列，失效TLB条项和同步其他处理器的TLB更新。共有6条指令。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4">tlbia</text:p>
            <text:p text:style-name="P4">tlbre</text:p>
            <text:p text:style-name="P4">tlbsx[.]</text:p>
            <text:p text:style-name="P4">tlbsync</text:p>
            <text:p text:style-name="P4">tlbwe</text:p>
          </table:table-cell>
        </table:table-row>
      </table:table>
      <text:p text:style-name="P3"><text:soft-page-break/></text:p>
      <text:h text:style-name="Heading_20_3" text:outline-level="3">a.11 PPC405特殊指令</text:h>
      <text:p text:style-name="P3">注意，上述指令包含部分属于目标兼容产品PowerPC405实现，但并不包含在“IBM PowerPC Embedded Environment<text:span text:style-name="T10">”</text:span>规范中的指令。共97条指令，其中84条为MAC指令。</text:p>
      <table:table table:name="Table23" table:style-name="Table23">
        <table:table-column table:style-name="Table23.A"/>
        <table:table-column table:style-name="Table23.B" table:number-columns-repeated="2"/>
        <table:table-column table:style-name="Table23.D"/>
        <table:table-column table:style-name="Table23.E"/>
        <table:table-row table:style-name="Table23.1">
          <table:table-cell table:style-name="Table23.A1" office:value-type="string">
            <text:p text:style-name="P4">dccci</text:p>
            <text:p text:style-name="P4">dcread</text:p>
            <text:p text:style-name="P4">iccci</text:p>
            <text:p text:style-name="P4">icread</text:p>
          </table:table-cell>
          <table:table-cell table:style-name="Table23.A1" office:value-type="string">
            <text:p text:style-name="P4">macchw[o][.]</text:p>
            <text:p text:style-name="P4">macchws[o][.]</text:p>
            <text:p text:style-name="P4">macchwsu[o][.] </text:p>
            <text:p text:style-name="P4">macchwu[o][.]</text:p>
            <text:p text:style-name="P4">machhw[o][.]</text:p>
            <text:p text:style-name="P4">machhws[o][.]</text:p>
            <text:p text:style-name="P4">machhwsu[o][.]</text:p>
            <text:p text:style-name="P4">machhwu[o][.]</text:p>
            <text:p text:style-name="P4">maclhw[o][.]</text:p>
            <text:p text:style-name="P4">maclhws[o][.]</text:p>
            <text:p text:style-name="P4">maclhwsu[o][.]</text:p>
            <text:p text:style-name="P4">maclhwu[o][.]</text:p>
          </table:table-cell>
          <table:table-cell table:style-name="Table23.A1" office:value-type="string">
            <text:p text:style-name="P4">nmacchw[o][.]</text:p>
            <text:p text:style-name="P4">nmacchws[o][.]</text:p>
            <text:p text:style-name="P4">nmachhw[o][.]</text:p>
            <text:p text:style-name="P4">nmachhws[o][.]</text:p>
            <text:p text:style-name="P4">nmaclhw[o][.]</text:p>
            <text:p text:style-name="P4">nmaclhws[o][.]</text:p>
          </table:table-cell>
          <table:table-cell table:style-name="Table23.A1" office:value-type="string">
            <text:p text:style-name="P4">mulchw[.]</text:p>
            <text:p text:style-name="P4">mulchwu[.]</text:p>
            <text:p text:style-name="P4">mulhhw[.]</text:p>
            <text:p text:style-name="P4">mulhhwu[.]</text:p>
            <text:p text:style-name="P4">mullhw[.]</text:p>
            <text:p text:style-name="P4">mullhwu[.]</text:p>
          </table:table-cell>
          <table:table-cell table:style-name="Table23.E1" office:value-type="string">
            <text:p text:style-name="P4">mfdcr</text:p>
            <text:p text:style-name="P4">mtdcr</text:p>
            <text:p text:style-name="P4">rfci</text:p>
            <text:p text:style-name="P4">tlbre</text:p>
            <text:p text:style-name="P4">tlbsx[.]</text:p>
            <text:p text:style-name="P4">tlbwe</text:p>
            <text:p text:style-name="P4">wrtee</text:p>
            <text:p text:style-name="P4">wrteei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黑体" svg:font-family="黑体, SimHei" style:font-family-generic="modern"/>
    <style:font-face style:name="Arial2" svg:font-family="Arial" style:font-family-generic="swiss"/>
    <style:font-face style:name="宋体" svg:font-family="宋体, 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SimSun" style:font-pitch-asian="variable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362in" fo:margin-bottom="0.2291in" loext:contextual-spacing="false" fo:line-height="20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807in" fo:margin-bottom="0.1807in" loext:contextual-spacing="false" fo:line-height="173%" fo:keep-together="always" fo:keep-with-next="always"/>
      <style:text-properties style:font-name="Arial" fo:font-family="Arial" style:font-family-generic="swiss" style:font-pitch="variable" fo:font-size="16pt" fo:font-weight="bold" style:font-name-asian="黑体" style:font-family-asian="黑体, SimHei" style:font-family-generic-asian="modern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807in" fo:margin-bottom="0.1807in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style:line-height-at-least="0.0835in" fo:keep-with-next="always"/>
      <style:text-properties fo:font-size="12pt" fo:font-weight="bold" style:font-size-asian="12pt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style:line-height-at-least="0.0835in" fo:text-align="start" style:justify-single-word="false" fo:keep-with-next="always"/>
      <style:text-properties fo:font-size="12pt" style:font-size-asian="12pt" style:font-size-complex="9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 style:font-size-complex="9pt"/>
    </style:style>
    <style:style style:name="文档结构图" style:family="paragraph" style:parent-style-name="Standard"/>
    <style:style style:name="正文文本_20_2" style:display-name="正文文本 2" style:family="paragraph" style:parent-style-name="Standard">
      <style:paragraph-properties style:line-height-at-least="0.0835in"/>
      <style:text-properties fo:font-size="12pt" style:font-size-asian="12pt"/>
    </style:style>
    <style:style style:name="日期" style:family="paragraph" style:parent-style-name="Standard" style:next-style-name="Standard">
      <style:paragraph-properties fo:margin-left="0.0693in" fo:margin-right="0in" fo:text-indent="0in" style:auto-text-indent="false"/>
      <style:text-properties fo:font-size="12pt" style:font-size-asian="12pt"/>
    </style:style>
    <style:style style:name="Header" style:family="paragraph" style:parent-style-name="Standard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默认段落字体" style:family="text"/>
    <style:style style:name="Internet_20_link" style:display-name="Internet link" style:family="text" style:parent-style-name="默认段落字体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默认段落字体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WW8Num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5" text:style-name="WW8Num1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8" text:style-name="WW8Num1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2917in" fo:margin-left="2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5" text:style-name="WW8Num2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8" text:style-name="WW8Num2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2917in" fo:margin-left="2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-" style:num-format="I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3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3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（" style:num-suffix="）" style:num-format="1">
        <style:list-level-properties text:list-level-position-and-space-mode="label-alignment">
          <style:list-level-label-alignment text:label-followed-by="listtab" text:list-tab-stop-position="1.0102in" fo:text-indent="-0.5in" fo:margin-left="1.0102in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0937in" fo:text-indent="-0.2917in" fo:margin-left="1.0937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3854in" fo:text-indent="-0.2917in" fo:margin-left="1.3854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6772in" fo:text-indent="-0.2917in" fo:margin-left="1.6772in"/>
        </style:list-level-properties>
      </text:list-level-style-number>
      <text:list-level-style-number text:level="5" text:style-name="WW8Num4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9689in" fo:text-indent="-0.2917in" fo:margin-left="1.9689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2602in" fo:text-indent="-0.2917in" fo:margin-left="2.2602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.552in" fo:text-indent="-0.2917in" fo:margin-left="2.552in"/>
        </style:list-level-properties>
      </text:list-level-style-number>
      <text:list-level-style-number text:level="8" text:style-name="WW8Num4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8437in" fo:text-indent="-0.2917in" fo:margin-left="2.8437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3.1354in" fo:text-indent="-0.2917in" fo:margin-left="3.13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2" text:style-name="WW8Num5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5" text:style-name="WW8Num5z4" style:num-suffix=")" style:num-format="a" style:num-letter-sync="true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8" text:style-name="WW8Num5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3.2083in" fo:text-indent="-0.2917in" fo:margin-left="3.2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（" style:num-suffix="）" style:num-format="1">
        <style:list-level-properties text:list-level-position-and-space-mode="label-alignment">
          <style:list-level-label-alignment text:label-followed-by="listtab" text:list-tab-stop-position="0.7917in" fo:text-indent="-0.5in" fo:margin-left="0.7917in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2917in" fo:margin-left="2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，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5" text:style-name="WW8Num7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8" text:style-name="WW8Num7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2917in" fo:margin-left="2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，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WW8Num8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5" text:style-name="WW8Num8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8" text:style-name="WW8Num8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2917in" fo:margin-left="2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，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5" text:style-name="WW8Num9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8" text:style-name="WW8Num9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2917in" fo:margin-left="2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5" text:style-name="WW8Num10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8" text:style-name="WW8Num10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2917in" fo:margin-left="2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）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1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835in" fo:text-indent="-0.2917in" fo:margin-left="0.583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5" text:style-name="WW8Num11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8" text:style-name="WW8Num11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，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1665in" fo:text-indent="-0.2917in" fo:margin-left="1.166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5" text:style-name="WW8Num12z4" style:num-suffix=")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8" text:style-name="WW8Num12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2.9165in" fo:text-indent="-0.2917in" fo:margin-left="2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)" style:num-format="1">
        <style:list-level-properties text:list-level-position-and-space-mode="label-alignment">
          <style:list-level-label-alignment text:label-followed-by="listtab" text:list-tab-stop-position="0.8752in" fo:text-indent="-0.2917in" fo:margin-left="0.8752in"/>
        </style:list-level-properties>
      </text:list-level-style-number>
      <text:list-level-style-number text:level="2" text:style-name="WW8Num13z0" style:num-suffix="）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4583in" fo:text-indent="-0.2917in" fo:margin-left="1.4583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1.75in" fo:text-indent="-0.2917in" fo:margin-left="1.75in"/>
        </style:list-level-properties>
      </text:list-level-style-number>
      <text:list-level-style-number text:level="5" text:style-name="WW8Num13z4" style:num-suffix=")" style:num-format="a" style:num-letter-sync="true">
        <style:list-level-properties text:list-level-position-and-space-mode="label-alignment">
          <style:list-level-label-alignment text:label-followed-by="listtab" text:list-tab-stop-position="2.0417in" fo:text-indent="-0.2917in" fo:margin-left="2.0417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2.3335in" fo:text-indent="-0.2917in" fo:margin-left="2.333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6252in" fo:text-indent="-0.2917in" fo:margin-left="2.6252in"/>
        </style:list-level-properties>
      </text:list-level-style-number>
      <text:list-level-style-number text:level="8" text:style-name="WW8Num13z7" style:num-suffix=")" style:num-format="a" style:num-letter-sync="true">
        <style:list-level-properties text:list-level-position-and-space-mode="label-alignment">
          <style:list-level-label-alignment text:label-followed-by="listtab" text:list-tab-stop-position="2.9165in" fo:text-indent="-0.2917in" fo:margin-left="2.9165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3.2083in" fo:text-indent="-0.2917in" fo:margin-left="3.208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5909in" fo:margin-bottom="0.689in" fo:margin-left="1.25in" fo:margin-right="1.25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091in" fo:margin-bottom="0.3701in" style:dynamic-spacing="true"/>
      </style:header-style>
      <style:footer-style>
        <style:header-footer-properties fo:min-height="0.311in" fo:margin-top="0.27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>zCore User Manual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模拟器注释（Ref Lion’s Commentary on UNIX6th）</dc:title>
    <dc:subject/>
    <meta:keyword/>
    <dc:description/>
    <meta:initial-creator>Bill Gates</meta:initial-creator>
    <meta:creation-date>2014-10-23T06:19:00</meta:creation-date>
    <dc:creator>Bill Gates</dc:creator>
    <dc:date>2014-10-23T09:36:00</dc:date>
    <meta:editing-cycles>52</meta:editing-cycles>
    <meta:editing-duration>PT1H2M</meta:editing-duration>
    <meta:document-statistic meta:table-count="23" meta:image-count="0" meta:object-count="2" meta:page-count="15" meta:paragraph-count="652" meta:word-count="5659" meta:character-count="11942" meta:non-whitespace-character-count="11363"/>
    <meta:generator>LibreOffice/6.0.0.3$Windows_X86_64 LibreOffice_project/64a0f66915f38c6217de274f0aa8e15618924765</meta:generator>
  </office:meta>
</office:document-meta>
</file>